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10-2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61" calcext:value-type="float">
            <text:p>79.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10-1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93" calcext:value-type="float">
            <text:p>79.6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10-1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23" calcext:value-type="float">
            <text:p>79.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61" calcext:value-type="float">
            <text:p>80.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2" calcext:value-type="float">
            <text:p>80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02" calcext:value-type="float">
            <text:p>80.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692" calcext:value-type="float">
            <text:p>80.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57" calcext:value-type="float">
            <text:p>80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31" calcext:value-type="float">
            <text:p>81.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1" calcext:value-type="float">
            <text:p>81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17" calcext:value-type="float">
            <text:p>86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76" calcext:value-type="float">
            <text:p>81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793" calcext:value-type="float">
            <text:p>81.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071" calcext:value-type="float">
            <text:p>82.0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348" calcext:value-type="float">
            <text:p>82.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08" calcext:value-type="float">
            <text:p>82.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841" calcext:value-type="float">
            <text:p>82.8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034" calcext:value-type="float">
            <text:p>83.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184" calcext:value-type="float">
            <text:p>83.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364" calcext:value-type="float">
            <text:p>83.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367" calcext:value-type="float">
            <text:p>83.3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35" calcext:value-type="float">
            <text:p>83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278" calcext:value-type="float">
            <text:p>83.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26" calcext:value-type="float">
            <text:p>83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24" calcext:value-type="float">
            <text:p>83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21" calcext:value-type="float">
            <text:p>83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19" calcext:value-type="float">
            <text:p>83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17" calcext:value-type="float">
            <text:p>83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14" calcext:value-type="float">
            <text:p>83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11" calcext:value-type="float">
            <text:p>83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08" calcext:value-type="float">
            <text:p>83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05" calcext:value-type="float">
            <text:p>83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01" calcext:value-type="float">
            <text:p>83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97" calcext:value-type="float">
            <text:p>82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93" calcext:value-type="float">
            <text:p>82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9" calcext:value-type="float">
            <text:p>82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85" calcext:value-type="float">
            <text:p>82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81" calcext:value-type="float">
            <text:p>82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77" calcext:value-type="float">
            <text:p>82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73" calcext:value-type="float">
            <text:p>82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8" calcext:value-type="float">
            <text:p>82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3" calcext:value-type="float">
            <text:p>82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58" calcext:value-type="float">
            <text:p>82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53" calcext:value-type="float">
            <text:p>82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47" calcext:value-type="float">
            <text:p>82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41" calcext:value-type="float">
            <text:p>82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36" calcext:value-type="float">
            <text:p>82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3" calcext:value-type="float">
            <text:p>82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24" calcext:value-type="float">
            <text:p>82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18" calcext:value-type="float">
            <text:p>82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12" calcext:value-type="float">
            <text:p>82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05" calcext:value-type="float">
            <text:p>82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99" calcext:value-type="float">
            <text:p>81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92" calcext:value-type="float">
            <text:p>8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86" calcext:value-type="float">
            <text:p>81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79" calcext:value-type="float">
            <text:p>81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72" calcext:value-type="float">
            <text:p>8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5" calcext:value-type="float">
            <text:p>8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8" calcext:value-type="float">
            <text:p>81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2" calcext:value-type="float">
            <text:p>8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5" calcext:value-type="float">
            <text:p>81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8" calcext:value-type="float">
            <text:p>81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1" calcext:value-type="float">
            <text:p>8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4" calcext:value-type="float">
            <text:p>81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6" calcext:value-type="float">
            <text:p>81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9" calcext:value-type="float">
            <text:p>81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1" calcext:value-type="float">
            <text:p>81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4" calcext:value-type="float">
            <text:p>80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7" calcext:value-type="float">
            <text:p>80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9" calcext:value-type="float">
            <text:p>80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2" calcext:value-type="float">
            <text:p>80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65" calcext:value-type="float">
            <text:p>80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8" calcext:value-type="float">
            <text:p>80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1" calcext:value-type="float">
            <text:p>80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4" calcext:value-type="float">
            <text:p>80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6" calcext:value-type="float">
            <text:p>80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9" calcext:value-type="float">
            <text:p>80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2" calcext:value-type="float">
            <text:p>80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5" calcext:value-type="float">
            <text:p>80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8" calcext:value-type="float">
            <text:p>80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4" calcext:value-type="float">
            <text:p>79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7" calcext:value-type="float">
            <text:p>79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1" calcext:value-type="float">
            <text:p>79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5" calcext:value-type="float">
            <text:p>79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8" calcext:value-type="float">
            <text:p>79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3" calcext:value-type="float">
            <text:p>79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7" calcext:value-type="float">
            <text:p>79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1" calcext:value-type="float">
            <text:p>79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5" calcext:value-type="float">
            <text:p>79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" calcext:value-type="float">
            <text:p>79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4" calcext:value-type="float">
            <text:p>79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9" calcext:value-type="float">
            <text:p>79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4" calcext:value-type="float">
            <text:p>79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9" calcext:value-type="float">
            <text:p>79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5" calcext:value-type="float">
            <text:p>79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1" calcext:value-type="float">
            <text:p>79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6" calcext:value-type="float">
            <text:p>79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2" calcext:value-type="float">
            <text:p>79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8" calcext:value-type="float">
            <text:p>78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4" calcext:value-type="float">
            <text:p>78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1" calcext:value-type="float">
            <text:p>78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7" calcext:value-type="float">
            <text:p>78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1" calcext:value-type="float">
            <text:p>78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7" calcext:value-type="float">
            <text:p>78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3" calcext:value-type="float">
            <text:p>78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9" calcext:value-type="float">
            <text:p>78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6" calcext:value-type="float">
            <text:p>78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2" calcext:value-type="float">
            <text:p>78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8" calcext:value-type="float">
            <text:p>7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5" calcext:value-type="float">
            <text:p>78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1" calcext:value-type="float">
            <text:p>78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8" calcext:value-type="float">
            <text:p>78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4" calcext:value-type="float">
            <text:p>78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1" calcext:value-type="float">
            <text:p>78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8" calcext:value-type="float">
            <text:p>78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5" calcext:value-type="float">
            <text:p>78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1" calcext:value-type="float">
            <text:p>78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8" calcext:value-type="float">
            <text:p>78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5" calcext:value-type="float">
            <text:p>78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2" calcext:value-type="float">
            <text:p>78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8" calcext:value-type="float">
            <text:p>78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5" calcext:value-type="float">
            <text:p>78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1" calcext:value-type="float">
            <text:p>78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7" calcext:value-type="float">
            <text:p>78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3" calcext:value-type="float">
            <text:p>78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9" calcext:value-type="float">
            <text:p>77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5" calcext:value-type="float">
            <text:p>77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1" calcext:value-type="float">
            <text:p>77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8" calcext:value-type="float">
            <text:p>77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5" calcext:value-type="float">
            <text:p>77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1" calcext:value-type="float">
            <text:p>77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8" calcext:value-type="float">
            <text:p>77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4" calcext:value-type="float">
            <text:p>77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" calcext:value-type="float">
            <text:p>77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67" calcext:value-type="float">
            <text:p>77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63" calcext:value-type="float">
            <text:p>77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6" calcext:value-type="float">
            <text:p>77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6" calcext:value-type="float">
            <text:p>77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2" calcext:value-type="float">
            <text:p>77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8" calcext:value-type="float">
            <text:p>77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5" calcext:value-type="float">
            <text:p>77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1" calcext:value-type="float">
            <text:p>77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7" calcext:value-type="float">
            <text:p>77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4" calcext:value-type="float">
            <text:p>77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" calcext:value-type="float">
            <text:p>77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6" calcext:value-type="float">
            <text:p>77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2" calcext:value-type="float">
            <text:p>77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9" calcext:value-type="float">
            <text:p>77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5" calcext:value-type="float">
            <text:p>7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2" calcext:value-type="float">
            <text:p>77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9" calcext:value-type="float">
            <text:p>77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6" calcext:value-type="float">
            <text:p>77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2" calcext:value-type="float">
            <text:p>77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1" calcext:value-type="float">
            <text:p>76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69" calcext:value-type="float">
            <text:p>76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8" calcext:value-type="float">
            <text:p>76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9" calcext:value-type="float">
            <text:p>76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7" calcext:value-type="float">
            <text:p>76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2" calcext:value-type="float">
            <text:p>76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7" calcext:value-type="float">
            <text:p>76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3" calcext:value-type="float">
            <text:p>76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9" calcext:value-type="float">
            <text:p>75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5" calcext:value-type="float">
            <text:p>75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1" calcext:value-type="float">
            <text:p>75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7" calcext:value-type="float">
            <text:p>75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4" calcext:value-type="float">
            <text:p>75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" calcext:value-type="float">
            <text:p>75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7" calcext:value-type="float">
            <text:p>75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4" calcext:value-type="float">
            <text:p>75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1" calcext:value-type="float">
            <text:p>75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9" calcext:value-type="float">
            <text:p>75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6" calcext:value-type="float">
            <text:p>75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4" calcext:value-type="float">
            <text:p>75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1" calcext:value-type="float">
            <text:p>75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9" calcext:value-type="float">
            <text:p>75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7" calcext:value-type="float">
            <text:p>75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4" calcext:value-type="float">
            <text:p>75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3" calcext:value-type="float">
            <text:p>75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1" calcext:value-type="float">
            <text:p>75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9" calcext:value-type="float">
            <text:p>75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8" calcext:value-type="float">
            <text:p>75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7" calcext:value-type="float">
            <text:p>75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6" calcext:value-type="float">
            <text:p>75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5" calcext:value-type="float">
            <text:p>75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4" calcext:value-type="float">
            <text:p>75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3" calcext:value-type="float">
            <text:p>75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2" calcext:value-type="float">
            <text:p>75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2" calcext:value-type="float">
            <text:p>75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2" calcext:value-type="float">
            <text:p>75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1" calcext:value-type="float">
            <text:p>75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1" calcext:value-type="float">
            <text:p>75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1" calcext:value-type="float">
            <text:p>75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" calcext:value-type="float">
            <text:p>75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" calcext:value-type="float">
            <text:p>75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" calcext:value-type="float">
            <text:p>75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" calcext:value-type="float">
            <text:p>75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" calcext:value-type="float">
            <text:p>75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1" calcext:value-type="float">
            <text:p>75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1" calcext:value-type="float">
            <text:p>75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1" calcext:value-type="float">
            <text:p>75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1" calcext:value-type="float">
            <text:p>75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2" calcext:value-type="float">
            <text:p>75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3" calcext:value-type="float">
            <text:p>75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3" calcext:value-type="float">
            <text:p>75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4" calcext:value-type="float">
            <text:p>75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4" calcext:value-type="float">
            <text:p>75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5" calcext:value-type="float">
            <text:p>75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6" calcext:value-type="float">
            <text:p>75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7" calcext:value-type="float">
            <text:p>75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8" calcext:value-type="float">
            <text:p>75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9" calcext:value-type="float">
            <text:p>75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1" calcext:value-type="float">
            <text:p>75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2" calcext:value-type="float">
            <text:p>75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3" calcext:value-type="float">
            <text:p>75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4" calcext:value-type="float">
            <text:p>75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5" calcext:value-type="float">
            <text:p>75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7" calcext:value-type="float">
            <text:p>75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8" calcext:value-type="float">
            <text:p>75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" calcext:value-type="float">
            <text:p>75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1" calcext:value-type="float">
            <text:p>75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3" calcext:value-type="float">
            <text:p>75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5" calcext:value-type="float">
            <text:p>75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7" calcext:value-type="float">
            <text:p>75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9" calcext:value-type="float">
            <text:p>75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1" calcext:value-type="float">
            <text:p>75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3" calcext:value-type="float">
            <text:p>75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5" calcext:value-type="float">
            <text:p>75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7" calcext:value-type="float">
            <text:p>75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9" calcext:value-type="float">
            <text:p>75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1" calcext:value-type="float">
            <text:p>75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3" calcext:value-type="float">
            <text:p>75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5" calcext:value-type="float">
            <text:p>75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8" calcext:value-type="float">
            <text:p>75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" calcext:value-type="float">
            <text:p>75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3" calcext:value-type="float">
            <text:p>75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5" calcext:value-type="float">
            <text:p>75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7" calcext:value-type="float">
            <text:p>75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9" calcext:value-type="float">
            <text:p>75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2" calcext:value-type="float">
            <text:p>76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4" calcext:value-type="float">
            <text:p>76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7" calcext:value-type="float">
            <text:p>76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" calcext:value-type="float">
            <text:p>76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3" calcext:value-type="float">
            <text:p>76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6" calcext:value-type="float">
            <text:p>76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8" calcext:value-type="float">
            <text:p>76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1" calcext:value-type="float">
            <text:p>76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4" calcext:value-type="float">
            <text:p>76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7" calcext:value-type="float">
            <text:p>76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" calcext:value-type="float">
            <text:p>76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2" calcext:value-type="float">
            <text:p>76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4" calcext:value-type="float">
            <text:p>76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7" calcext:value-type="float">
            <text:p>76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" calcext:value-type="float">
            <text:p>76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3" calcext:value-type="float">
            <text:p>76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5" calcext:value-type="float">
            <text:p>76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8" calcext:value-type="float">
            <text:p>76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1" calcext:value-type="float">
            <text:p>76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4" calcext:value-type="float">
            <text:p>76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6" calcext:value-type="float">
            <text:p>76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9" calcext:value-type="float">
            <text:p>76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61" calcext:value-type="float">
            <text:p>76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64" calcext:value-type="float">
            <text:p>76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67" calcext:value-type="float">
            <text:p>7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68" calcext:value-type="float">
            <text:p>7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1" calcext:value-type="float">
            <text:p>76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4" calcext:value-type="float">
            <text:p>76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7" calcext:value-type="float">
            <text:p>76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9" calcext:value-type="float">
            <text:p>76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2" calcext:value-type="float">
            <text:p>76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5" calcext:value-type="float">
            <text:p>76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8" calcext:value-type="float">
            <text:p>76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1" calcext:value-type="float">
            <text:p>76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4" calcext:value-type="float">
            <text:p>76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7" calcext:value-type="float">
            <text:p>76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3" calcext:value-type="float">
            <text:p>77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6" calcext:value-type="float">
            <text:p>77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9" calcext:value-type="float">
            <text:p>77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1" calcext:value-type="float">
            <text:p>77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4" calcext:value-type="float">
            <text:p>77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7" calcext:value-type="float">
            <text:p>77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1" calcext:value-type="float">
            <text:p>77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4" calcext:value-type="float">
            <text:p>77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7" calcext:value-type="float">
            <text:p>77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" calcext:value-type="float">
            <text:p>77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3" calcext:value-type="float">
            <text:p>77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6" calcext:value-type="float">
            <text:p>77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9" calcext:value-type="float">
            <text:p>77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2" calcext:value-type="float">
            <text:p>77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5" calcext:value-type="float">
            <text:p>77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8" calcext:value-type="float">
            <text:p>77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1" calcext:value-type="float">
            <text:p>77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4" calcext:value-type="float">
            <text:p>77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7" calcext:value-type="float">
            <text:p>77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61" calcext:value-type="float">
            <text:p>77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64" calcext:value-type="float">
            <text:p>77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67" calcext:value-type="float">
            <text:p>77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" calcext:value-type="float">
            <text:p>77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3" calcext:value-type="float">
            <text:p>77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6" calcext:value-type="float">
            <text:p>77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9" calcext:value-type="float">
            <text:p>77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2" calcext:value-type="float">
            <text:p>77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5" calcext:value-type="float">
            <text:p>77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9" calcext:value-type="float">
            <text:p>77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2" calcext:value-type="float">
            <text:p>77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5" calcext:value-type="float">
            <text:p>77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8" calcext:value-type="float">
            <text:p>77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1" calcext:value-type="float">
            <text:p>78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4" calcext:value-type="float">
            <text:p>78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7" calcext:value-type="float">
            <text:p>78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" calcext:value-type="float">
            <text:p>7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3" calcext:value-type="float">
            <text:p>78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7" calcext:value-type="float">
            <text:p>78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9" calcext:value-type="float">
            <text:p>78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3" calcext:value-type="float">
            <text:p>78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6" calcext:value-type="float">
            <text:p>78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9" calcext:value-type="float">
            <text:p>78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6" calcext:value-type="float">
            <text:p>78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9" calcext:value-type="float">
            <text:p>78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2" calcext:value-type="float">
            <text:p>78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5" calcext:value-type="float">
            <text:p>78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8" calcext:value-type="float">
            <text:p>78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2" calcext:value-type="float">
            <text:p>78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5" calcext:value-type="float">
            <text:p>78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8" calcext:value-type="float">
            <text:p>7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1" calcext:value-type="float">
            <text:p>78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4" calcext:value-type="float">
            <text:p>78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7" calcext:value-type="float">
            <text:p>78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1" calcext:value-type="float">
            <text:p>78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4" calcext:value-type="float">
            <text:p>78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7" calcext:value-type="float">
            <text:p>78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3" calcext:value-type="float">
            <text:p>78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7" calcext:value-type="float">
            <text:p>78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" calcext:value-type="float">
            <text:p>78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3" calcext:value-type="float">
            <text:p>78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6" calcext:value-type="float">
            <text:p>78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3" calcext:value-type="float">
            <text:p>79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6" calcext:value-type="float">
            <text:p>79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9" calcext:value-type="float">
            <text:p>79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2" calcext:value-type="float">
            <text:p>79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5" calcext:value-type="float">
            <text:p>79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8" calcext:value-type="float">
            <text:p>79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1" calcext:value-type="float">
            <text:p>79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4" calcext:value-type="float">
            <text:p>79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6" calcext:value-type="float">
            <text:p>79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9" calcext:value-type="float">
            <text:p>79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3" calcext:value-type="float">
            <text:p>79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5" calcext:value-type="float">
            <text:p>79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8" calcext:value-type="float">
            <text:p>79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1" calcext:value-type="float">
            <text:p>79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6" calcext:value-type="float">
            <text:p>79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6" calcext:value-type="float">
            <text:p>79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9" calcext:value-type="float">
            <text:p>79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2" calcext:value-type="float">
            <text:p>79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2" calcext:value-type="float">
            <text:p>79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2" calcext:value-type="float">
            <text:p>79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2" calcext:value-type="float">
            <text:p>79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2" calcext:value-type="float">
            <text:p>79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4" calcext:value-type="float">
            <text:p>79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7" calcext:value-type="float">
            <text:p>79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9" calcext:value-type="float">
            <text:p>79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1" calcext:value-type="float">
            <text:p>79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4" calcext:value-type="float">
            <text:p>79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6" calcext:value-type="float">
            <text:p>79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8" calcext:value-type="float">
            <text:p>79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1" calcext:value-type="float">
            <text:p>79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3" calcext:value-type="float">
            <text:p>79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5" calcext:value-type="float">
            <text:p>79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7" calcext:value-type="float">
            <text:p>79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9" calcext:value-type="float">
            <text:p>79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1" calcext:value-type="float">
            <text:p>79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3" calcext:value-type="float">
            <text:p>79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5" calcext:value-type="float">
            <text:p>79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7" calcext:value-type="float">
            <text:p>79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9" calcext:value-type="float">
            <text:p>79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2" calcext:value-type="float">
            <text:p>80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4" calcext:value-type="float">
            <text:p>80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5" calcext:value-type="float">
            <text:p>80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7" calcext:value-type="float">
            <text:p>80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8" calcext:value-type="float">
            <text:p>80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" calcext:value-type="float">
            <text:p>80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1" calcext:value-type="float">
            <text:p>80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2" calcext:value-type="float">
            <text:p>80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4" calcext:value-type="float">
            <text:p>80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5" calcext:value-type="float">
            <text:p>80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6" calcext:value-type="float">
            <text:p>80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7" calcext:value-type="float">
            <text:p>80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8" calcext:value-type="float">
            <text:p>80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9" calcext:value-type="float">
            <text:p>80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1" calcext:value-type="float">
            <text:p>80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2" calcext:value-type="float">
            <text:p>80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3" calcext:value-type="float">
            <text:p>80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4" calcext:value-type="float">
            <text:p>80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4" calcext:value-type="float">
            <text:p>80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5" calcext:value-type="float">
            <text:p>80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5" calcext:value-type="float">
            <text:p>80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5" calcext:value-type="float">
            <text:p>80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6" calcext:value-type="float">
            <text:p>80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6" calcext:value-type="float">
            <text:p>80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6" calcext:value-type="float">
            <text:p>80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6" calcext:value-type="float">
            <text:p>80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6" calcext:value-type="float">
            <text:p>80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6" calcext:value-type="float">
            <text:p>80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5" calcext:value-type="float">
            <text:p>80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5" calcext:value-type="float">
            <text:p>80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5" calcext:value-type="float">
            <text:p>80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5" calcext:value-type="float">
            <text:p>80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4" calcext:value-type="float">
            <text:p>80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3" calcext:value-type="float">
            <text:p>80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2" calcext:value-type="float">
            <text:p>80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1" calcext:value-type="float">
            <text:p>80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9" calcext:value-type="float">
            <text:p>80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8" calcext:value-type="float">
            <text:p>80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7" calcext:value-type="float">
            <text:p>80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5" calcext:value-type="float">
            <text:p>80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4" calcext:value-type="float">
            <text:p>80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2" calcext:value-type="float">
            <text:p>80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1" calcext:value-type="float">
            <text:p>80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9" calcext:value-type="float">
            <text:p>80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7" calcext:value-type="float">
            <text:p>80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5" calcext:value-type="float">
            <text:p>80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3" calcext:value-type="float">
            <text:p>80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9" calcext:value-type="float">
            <text:p>79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7" calcext:value-type="float">
            <text:p>79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4" calcext:value-type="float">
            <text:p>79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2" calcext:value-type="float">
            <text:p>79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" calcext:value-type="float">
            <text:p>79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7" calcext:value-type="float">
            <text:p>79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4" calcext:value-type="float">
            <text:p>79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2" calcext:value-type="float">
            <text:p>79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9" calcext:value-type="float">
            <text:p>79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6" calcext:value-type="float">
            <text:p>79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4" calcext:value-type="float">
            <text:p>79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1" calcext:value-type="float">
            <text:p>79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8" calcext:value-type="float">
            <text:p>79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2" calcext:value-type="float">
            <text:p>79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9" calcext:value-type="float">
            <text:p>79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6" calcext:value-type="float">
            <text:p>79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2" calcext:value-type="float">
            <text:p>79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9" calcext:value-type="float">
            <text:p>79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6" calcext:value-type="float">
            <text:p>79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3" calcext:value-type="float">
            <text:p>79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9" calcext:value-type="float">
            <text:p>79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6" calcext:value-type="float">
            <text:p>79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3" calcext:value-type="float">
            <text:p>79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" calcext:value-type="float">
            <text:p>79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6" calcext:value-type="float">
            <text:p>79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3" calcext:value-type="float">
            <text:p>79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7" calcext:value-type="float">
            <text:p>79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3" calcext:value-type="float">
            <text:p>79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9" calcext:value-type="float">
            <text:p>79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6" calcext:value-type="float">
            <text:p>79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2" calcext:value-type="float">
            <text:p>79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8" calcext:value-type="float">
            <text:p>78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5" calcext:value-type="float">
            <text:p>78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2" calcext:value-type="float">
            <text:p>78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8" calcext:value-type="float">
            <text:p>78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1" calcext:value-type="float">
            <text:p>78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7" calcext:value-type="float">
            <text:p>78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4" calcext:value-type="float">
            <text:p>78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1" calcext:value-type="float">
            <text:p>78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8" calcext:value-type="float">
            <text:p>78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5" calcext:value-type="float">
            <text:p>78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2" calcext:value-type="float">
            <text:p>78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9" calcext:value-type="float">
            <text:p>78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6" calcext:value-type="float">
            <text:p>78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3" calcext:value-type="float">
            <text:p>78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7" calcext:value-type="float">
            <text:p>78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5" calcext:value-type="float">
            <text:p>78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2" calcext:value-type="float">
            <text:p>78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" calcext:value-type="float">
            <text:p>78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7" calcext:value-type="float">
            <text:p>78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5" calcext:value-type="float">
            <text:p>78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3" calcext:value-type="float">
            <text:p>78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" calcext:value-type="float">
            <text:p>78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8" calcext:value-type="float">
            <text:p>78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6" calcext:value-type="float">
            <text:p>78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4" calcext:value-type="float">
            <text:p>78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2" calcext:value-type="float">
            <text:p>78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" calcext:value-type="float">
            <text:p>78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8" calcext:value-type="float">
            <text:p>78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6" calcext:value-type="float">
            <text:p>78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4" calcext:value-type="float">
            <text:p>78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3" calcext:value-type="float">
            <text:p>78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1" calcext:value-type="float">
            <text:p>78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9" calcext:value-type="float">
            <text:p>78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8" calcext:value-type="float">
            <text:p>78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6" calcext:value-type="float">
            <text:p>78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5" calcext:value-type="float">
            <text:p>78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4" calcext:value-type="float">
            <text:p>78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3" calcext:value-type="float">
            <text:p>78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2" calcext:value-type="float">
            <text:p>78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9" calcext:value-type="float">
            <text:p>77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8" calcext:value-type="float">
            <text:p>77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7" calcext:value-type="float">
            <text:p>77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6" calcext:value-type="float">
            <text:p>77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5" calcext:value-type="float">
            <text:p>77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3" calcext:value-type="float">
            <text:p>77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2" calcext:value-type="float">
            <text:p>77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1" calcext:value-type="float">
            <text:p>77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" calcext:value-type="float">
            <text:p>77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9" calcext:value-type="float">
            <text:p>77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8" calcext:value-type="float">
            <text:p>77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7" calcext:value-type="float">
            <text:p>77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7" calcext:value-type="float">
            <text:p>77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6" calcext:value-type="float">
            <text:p>77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5" calcext:value-type="float">
            <text:p>77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4" calcext:value-type="float">
            <text:p>77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3" calcext:value-type="float">
            <text:p>77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3" calcext:value-type="float">
            <text:p>77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2" calcext:value-type="float">
            <text:p>77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1" calcext:value-type="float">
            <text:p>77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1" calcext:value-type="float">
            <text:p>77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" calcext:value-type="float">
            <text:p>77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" calcext:value-type="float">
            <text:p>77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9" calcext:value-type="float">
            <text:p>77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9" calcext:value-type="float">
            <text:p>77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9" calcext:value-type="float">
            <text:p>77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8" calcext:value-type="float">
            <text:p>77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8" calcext:value-type="float">
            <text:p>77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8" calcext:value-type="float">
            <text:p>77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8" calcext:value-type="float">
            <text:p>77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8" calcext:value-type="float">
            <text:p>77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8" calcext:value-type="float">
            <text:p>77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8" calcext:value-type="float">
            <text:p>77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9" calcext:value-type="float">
            <text:p>77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9" calcext:value-type="float">
            <text:p>77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9" calcext:value-type="float">
            <text:p>77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9" calcext:value-type="float">
            <text:p>77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" calcext:value-type="float">
            <text:p>77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" calcext:value-type="float">
            <text:p>77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1" calcext:value-type="float">
            <text:p>77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1" calcext:value-type="float">
            <text:p>77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2" calcext:value-type="float">
            <text:p>77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3" calcext:value-type="float">
            <text:p>77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4" calcext:value-type="float">
            <text:p>77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5" calcext:value-type="float">
            <text:p>77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5" calcext:value-type="float">
            <text:p>77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6" calcext:value-type="float">
            <text:p>77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8" calcext:value-type="float">
            <text:p>77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9" calcext:value-type="float">
            <text:p>77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" calcext:value-type="float">
            <text:p>77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1" calcext:value-type="float">
            <text:p>77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2" calcext:value-type="float">
            <text:p>77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4" calcext:value-type="float">
            <text:p>77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5" calcext:value-type="float">
            <text:p>77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7" calcext:value-type="float">
            <text:p>77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8" calcext:value-type="float">
            <text:p>77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1" calcext:value-type="float">
            <text:p>78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2" calcext:value-type="float">
            <text:p>78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4" calcext:value-type="float">
            <text:p>78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6" calcext:value-type="float">
            <text:p>78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7" calcext:value-type="float">
            <text:p>78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9" calcext:value-type="float">
            <text:p>78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1" calcext:value-type="float">
            <text:p>78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3" calcext:value-type="float">
            <text:p>78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5" calcext:value-type="float">
            <text:p>78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7" calcext:value-type="float">
            <text:p>78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9" calcext:value-type="float">
            <text:p>78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1" calcext:value-type="float">
            <text:p>78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4" calcext:value-type="float">
            <text:p>78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6" calcext:value-type="float">
            <text:p>78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8" calcext:value-type="float">
            <text:p>78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" calcext:value-type="float">
            <text:p>78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4" calcext:value-type="float">
            <text:p>78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7" calcext:value-type="float">
            <text:p>78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9" calcext:value-type="float">
            <text:p>78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1" calcext:value-type="float">
            <text:p>78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3" calcext:value-type="float">
            <text:p>78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6" calcext:value-type="float">
            <text:p>78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8" calcext:value-type="float">
            <text:p>78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3" calcext:value-type="float">
            <text:p>78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5" calcext:value-type="float">
            <text:p>78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8" calcext:value-type="float">
            <text:p>7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" calcext:value-type="float">
            <text:p>78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3" calcext:value-type="float">
            <text:p>78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5" calcext:value-type="float">
            <text:p>78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7" calcext:value-type="float">
            <text:p>78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" calcext:value-type="float">
            <text:p>78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3" calcext:value-type="float">
            <text:p>78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6" calcext:value-type="float">
            <text:p>78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8" calcext:value-type="float">
            <text:p>78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1" calcext:value-type="float">
            <text:p>78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4" calcext:value-type="float">
            <text:p>78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7" calcext:value-type="float">
            <text:p>78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" calcext:value-type="float">
            <text:p>78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2" calcext:value-type="float">
            <text:p>78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6" calcext:value-type="float">
            <text:p>78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9" calcext:value-type="float">
            <text:p>78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1" calcext:value-type="float">
            <text:p>79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4" calcext:value-type="float">
            <text:p>79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7" calcext:value-type="float">
            <text:p>79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1" calcext:value-type="float">
            <text:p>79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4" calcext:value-type="float">
            <text:p>79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6" calcext:value-type="float">
            <text:p>79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3" calcext:value-type="float">
            <text:p>79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6" calcext:value-type="float">
            <text:p>79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9" calcext:value-type="float">
            <text:p>79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3" calcext:value-type="float">
            <text:p>79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6" calcext:value-type="float">
            <text:p>79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9" calcext:value-type="float">
            <text:p>79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2" calcext:value-type="float">
            <text:p>79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5" calcext:value-type="float">
            <text:p>79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8" calcext:value-type="float">
            <text:p>79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2" calcext:value-type="float">
            <text:p>79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5" calcext:value-type="float">
            <text:p>79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9" calcext:value-type="float">
            <text:p>79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2" calcext:value-type="float">
            <text:p>79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6" calcext:value-type="float">
            <text:p>79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9" calcext:value-type="float">
            <text:p>79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3" calcext:value-type="float">
            <text:p>79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7" calcext:value-type="float">
            <text:p>79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9" calcext:value-type="float">
            <text:p>79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3" calcext:value-type="float">
            <text:p>79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6" calcext:value-type="float">
            <text:p>79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" calcext:value-type="float">
            <text:p>79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4" calcext:value-type="float">
            <text:p>79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7" calcext:value-type="float">
            <text:p>79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4" calcext:value-type="float">
            <text:p>80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8" calcext:value-type="float">
            <text:p>80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2" calcext:value-type="float">
            <text:p>80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5" calcext:value-type="float">
            <text:p>80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9" calcext:value-type="float">
            <text:p>80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3" calcext:value-type="float">
            <text:p>80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0-06 03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7" calcext:value-type="float">
            <text:p>80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1" calcext:value-type="float">
            <text:p>80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42" calcext:value-type="float">
            <text:p>80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8" calcext:value-type="float">
            <text:p>80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2" calcext:value-type="float">
            <text:p>80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6" calcext:value-type="float">
            <text:p>80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94" calcext:value-type="float">
            <text:p>80.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3" calcext:value-type="float">
            <text:p>80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7" calcext:value-type="float">
            <text:p>80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92" calcext:value-type="float">
            <text:p>80.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9-26 03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65" calcext:value-type="float">
            <text:p>80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68" calcext:value-type="float">
            <text:p>80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3" calcext:value-type="float">
            <text:p>80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7" calcext:value-type="float">
            <text:p>80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9-22 03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1" calcext:value-type="float">
            <text:p>80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4" calcext:value-type="float">
            <text:p>80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9" calcext:value-type="float">
            <text:p>80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3" calcext:value-type="float">
            <text:p>80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7" calcext:value-type="float">
            <text:p>80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1" calcext:value-type="float">
            <text:p>81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6" calcext:value-type="float">
            <text:p>81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" calcext:value-type="float">
            <text:p>81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4" calcext:value-type="float">
            <text:p>81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7" calcext:value-type="float">
            <text:p>81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1" calcext:value-type="float">
            <text:p>81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6" calcext:value-type="float">
            <text:p>81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" calcext:value-type="float">
            <text:p>81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4" calcext:value-type="float">
            <text:p>8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9" calcext:value-type="float">
            <text:p>8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3" calcext:value-type="float">
            <text:p>8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7" calcext:value-type="float">
            <text:p>8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2" calcext:value-type="float">
            <text:p>8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6" calcext:value-type="float">
            <text:p>81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5" calcext:value-type="float">
            <text:p>8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9" calcext:value-type="float">
            <text:p>81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74" calcext:value-type="float">
            <text:p>81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79" calcext:value-type="float">
            <text:p>81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83" calcext:value-type="float">
            <text:p>81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88" calcext:value-type="float">
            <text:p>8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93" calcext:value-type="float">
            <text:p>81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98" calcext:value-type="float">
            <text:p>8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02" calcext:value-type="float">
            <text:p>82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07" calcext:value-type="float">
            <text:p>82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12" calcext:value-type="float">
            <text:p>82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17" calcext:value-type="float">
            <text:p>82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22" calcext:value-type="float">
            <text:p>82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27" calcext:value-type="float">
            <text:p>82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32" calcext:value-type="float">
            <text:p>82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37" calcext:value-type="float">
            <text:p>82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47" calcext:value-type="float">
            <text:p>82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52" calcext:value-type="float">
            <text:p>82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57" calcext:value-type="float">
            <text:p>82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2" calcext:value-type="float">
            <text:p>82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7" calcext:value-type="float">
            <text:p>82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72" calcext:value-type="float">
            <text:p>82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77" calcext:value-type="float">
            <text:p>82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82" calcext:value-type="float">
            <text:p>82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87" calcext:value-type="float">
            <text:p>82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93" calcext:value-type="float">
            <text:p>82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97" calcext:value-type="float">
            <text:p>82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02" calcext:value-type="float">
            <text:p>83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07" calcext:value-type="float">
            <text:p>83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12" calcext:value-type="float">
            <text:p>83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18" calcext:value-type="float">
            <text:p>83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23" calcext:value-type="float">
            <text:p>83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28" calcext:value-type="float">
            <text:p>83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38" calcext:value-type="float">
            <text:p>83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44" calcext:value-type="float">
            <text:p>83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49" calcext:value-type="float">
            <text:p>83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54" calcext:value-type="float">
            <text:p>83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59" calcext:value-type="float">
            <text:p>83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64" calcext:value-type="float">
            <text:p>83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69" calcext:value-type="float">
            <text:p>83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75" calcext:value-type="float">
            <text:p>83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8" calcext:value-type="float">
            <text:p>83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86" calcext:value-type="float">
            <text:p>83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91" calcext:value-type="float">
            <text:p>83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96" calcext:value-type="float">
            <text:p>83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02" calcext:value-type="float">
            <text:p>84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07" calcext:value-type="float">
            <text:p>84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13" calcext:value-type="float">
            <text:p>84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18" calcext:value-type="float">
            <text:p>84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24" calcext:value-type="float">
            <text:p>84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29" calcext:value-type="float">
            <text:p>8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34" calcext:value-type="float">
            <text:p>84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45" calcext:value-type="float">
            <text:p>84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56" calcext:value-type="float">
            <text:p>84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62" calcext:value-type="float">
            <text:p>84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67" calcext:value-type="float">
            <text:p>84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72" calcext:value-type="float">
            <text:p>84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77" calcext:value-type="float">
            <text:p>8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82" calcext:value-type="float">
            <text:p>84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88" calcext:value-type="float">
            <text:p>84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93" calcext:value-type="float">
            <text:p>84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98" calcext:value-type="float">
            <text:p>84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04" calcext:value-type="float">
            <text:p>85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09" calcext:value-type="float">
            <text:p>85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14" calcext:value-type="float">
            <text:p>85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19" calcext:value-type="float">
            <text:p>85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25" calcext:value-type="float">
            <text:p>85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31" calcext:value-type="float">
            <text:p>85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37" calcext:value-type="float">
            <text:p>85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42" calcext:value-type="float">
            <text:p>85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47" calcext:value-type="float">
            <text:p>85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52" calcext:value-type="float">
            <text:p>85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57" calcext:value-type="float">
            <text:p>85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61" calcext:value-type="float">
            <text:p>85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66" calcext:value-type="float">
            <text:p>85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71" calcext:value-type="float">
            <text:p>85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77" calcext:value-type="float">
            <text:p>85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82" calcext:value-type="float">
            <text:p>85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87" calcext:value-type="float">
            <text:p>85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92" calcext:value-type="float">
            <text:p>85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98" calcext:value-type="float">
            <text:p>85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03" calcext:value-type="float">
            <text:p>86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08" calcext:value-type="float">
            <text:p>86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13" calcext:value-type="float">
            <text:p>86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19" calcext:value-type="float">
            <text:p>86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24" calcext:value-type="float">
            <text:p>86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29" calcext:value-type="float">
            <text:p>86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34" calcext:value-type="float">
            <text:p>86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39" calcext:value-type="float">
            <text:p>86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44" calcext:value-type="float">
            <text:p>86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49" calcext:value-type="float">
            <text:p>86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53" calcext:value-type="float">
            <text:p>86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59" calcext:value-type="float">
            <text:p>86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64" calcext:value-type="float">
            <text:p>86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69" calcext:value-type="float">
            <text:p>86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74" calcext:value-type="float">
            <text:p>86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79" calcext:value-type="float">
            <text:p>86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83" calcext:value-type="float">
            <text:p>86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88" calcext:value-type="float">
            <text:p>86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93" calcext:value-type="float">
            <text:p>86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97" calcext:value-type="float">
            <text:p>86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06" calcext:value-type="float">
            <text:p>87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11" calcext:value-type="float">
            <text:p>87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16" calcext:value-type="float">
            <text:p>87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19" calcext:value-type="float">
            <text:p>87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24" calcext:value-type="float">
            <text:p>87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28" calcext:value-type="float">
            <text:p>87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36" calcext:value-type="float">
            <text:p>87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39" calcext:value-type="float">
            <text:p>87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44" calcext:value-type="float">
            <text:p>87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48" calcext:value-type="float">
            <text:p>87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51" calcext:value-type="float">
            <text:p>87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54" calcext:value-type="float">
            <text:p>87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57" calcext:value-type="float">
            <text:p>87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61" calcext:value-type="float">
            <text:p>87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64" calcext:value-type="float">
            <text:p>87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66" calcext:value-type="float">
            <text:p>87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7" calcext:value-type="float">
            <text:p>87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72" calcext:value-type="float">
            <text:p>87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75" calcext:value-type="float">
            <text:p>87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78" calcext:value-type="float">
            <text:p>87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8" calcext:value-type="float">
            <text:p>87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83" calcext:value-type="float">
            <text:p>87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84" calcext:value-type="float">
            <text:p>87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87" calcext:value-type="float">
            <text:p>87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88" calcext:value-type="float">
            <text:p>87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92" calcext:value-type="float">
            <text:p>87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92" calcext:value-type="float">
            <text:p>87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94" calcext:value-type="float">
            <text:p>87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95" calcext:value-type="float">
            <text:p>87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94" calcext:value-type="float">
            <text:p>87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95" calcext:value-type="float">
            <text:p>87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95" calcext:value-type="float">
            <text:p>87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96" calcext:value-type="float">
            <text:p>87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96" calcext:value-type="float">
            <text:p>87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94" calcext:value-type="float">
            <text:p>87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93" calcext:value-type="float">
            <text:p>87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93" calcext:value-type="float">
            <text:p>87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89" calcext:value-type="float">
            <text:p>87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86" calcext:value-type="float">
            <text:p>87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82" calcext:value-type="float">
            <text:p>87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8" calcext:value-type="float">
            <text:p>87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75" calcext:value-type="float">
            <text:p>87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7" calcext:value-type="float">
            <text:p>87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66" calcext:value-type="float">
            <text:p>87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61" calcext:value-type="float">
            <text:p>87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56" calcext:value-type="float">
            <text:p>87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43" calcext:value-type="float">
            <text:p>87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37" calcext:value-type="float">
            <text:p>87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22" calcext:value-type="float">
            <text:p>87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13" calcext:value-type="float">
            <text:p>87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04" calcext:value-type="float">
            <text:p>87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94" calcext:value-type="float">
            <text:p>86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83" calcext:value-type="float">
            <text:p>86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73" calcext:value-type="float">
            <text:p>86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61" calcext:value-type="float">
            <text:p>86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38" calcext:value-type="float">
            <text:p>86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12" calcext:value-type="float">
            <text:p>86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98" calcext:value-type="float">
            <text:p>85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84" calcext:value-type="float">
            <text:p>85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69" calcext:value-type="float">
            <text:p>85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54" calcext:value-type="float">
            <text:p>85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38" calcext:value-type="float">
            <text:p>85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21" calcext:value-type="float">
            <text:p>85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03" calcext:value-type="float">
            <text:p>85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67" calcext:value-type="float">
            <text:p>84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49" calcext:value-type="float">
            <text:p>84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31" calcext:value-type="float">
            <text:p>84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12" calcext:value-type="float">
            <text:p>84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94" calcext:value-type="float">
            <text:p>83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75" calcext:value-type="float">
            <text:p>83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56" calcext:value-type="float">
            <text:p>83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37" calcext:value-type="float">
            <text:p>83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18" calcext:value-type="float">
            <text:p>83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98" calcext:value-type="float">
            <text:p>82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8" calcext:value-type="float">
            <text:p>82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41" calcext:value-type="float">
            <text:p>82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22" calcext:value-type="float">
            <text:p>82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03" calcext:value-type="float">
            <text:p>8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84" calcext:value-type="float">
            <text:p>81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6" calcext:value-type="float">
            <text:p>81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8" calcext:value-type="float">
            <text:p>8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" calcext:value-type="float">
            <text:p>81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3" calcext:value-type="float">
            <text:p>81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6" calcext:value-type="float">
            <text:p>8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" calcext:value-type="float">
            <text:p>80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64" calcext:value-type="float">
            <text:p>80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8" calcext:value-type="float">
            <text:p>8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3" calcext:value-type="float">
            <text:p>80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9" calcext:value-type="float">
            <text:p>80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4" calcext:value-type="float">
            <text:p>80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" calcext:value-type="float">
            <text:p>79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7" calcext:value-type="float">
            <text:p>79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3" calcext:value-type="float">
            <text:p>79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7" calcext:value-type="float">
            <text:p>79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5" calcext:value-type="float">
            <text:p>79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3" calcext:value-type="float">
            <text:p>79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2" calcext:value-type="float">
            <text:p>79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2" calcext:value-type="float">
            <text:p>78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2" calcext:value-type="float">
            <text:p>78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2" calcext:value-type="float">
            <text:p>78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2" calcext:value-type="float">
            <text:p>78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1" calcext:value-type="float">
            <text:p>78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1" calcext:value-type="float">
            <text:p>78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1" calcext:value-type="float">
            <text:p>78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1" calcext:value-type="float">
            <text:p>78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1" calcext:value-type="float">
            <text:p>78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1" calcext:value-type="float">
            <text:p>78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" calcext:value-type="float">
            <text:p>77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" calcext:value-type="float">
            <text:p>77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" calcext:value-type="float">
            <text:p>77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6" calcext:value-type="float">
            <text:p>77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" calcext:value-type="float">
            <text:p>77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" calcext:value-type="float">
            <text:p>77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9" calcext:value-type="float">
            <text:p>77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9" calcext:value-type="float">
            <text:p>77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3" calcext:value-type="float">
            <text:p>77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3" calcext:value-type="float">
            <text:p>77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3" calcext:value-type="float">
            <text:p>77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7" calcext:value-type="float">
            <text:p>76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1" calcext:value-type="float">
            <text:p>76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5" calcext:value-type="float">
            <text:p>76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9" calcext:value-type="float">
            <text:p>76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4" calcext:value-type="float">
            <text:p>76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69" calcext:value-type="float">
            <text:p>76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64" calcext:value-type="float">
            <text:p>76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9" calcext:value-type="float">
            <text:p>76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5" calcext:value-type="float">
            <text:p>76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3" calcext:value-type="float">
            <text:p>76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9" calcext:value-type="float">
            <text:p>76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6" calcext:value-type="float">
            <text:p>76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3" calcext:value-type="float">
            <text:p>76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9" calcext:value-type="float">
            <text:p>76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6" calcext:value-type="float">
            <text:p>76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4" calcext:value-type="float">
            <text:p>76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2" calcext:value-type="float">
            <text:p>76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9" calcext:value-type="float">
            <text:p>76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7" calcext:value-type="float">
            <text:p>76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5" calcext:value-type="float">
            <text:p>76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3" calcext:value-type="float">
            <text:p>76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2" calcext:value-type="float">
            <text:p>76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" calcext:value-type="float">
            <text:p>76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9" calcext:value-type="float">
            <text:p>76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8" calcext:value-type="float">
            <text:p>76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7" calcext:value-type="float">
            <text:p>76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5" calcext:value-type="float">
            <text:p>76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4" calcext:value-type="float">
            <text:p>76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3" calcext:value-type="float">
            <text:p>76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2" calcext:value-type="float">
            <text:p>76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2" calcext:value-type="float">
            <text:p>76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1" calcext:value-type="float">
            <text:p>76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9" calcext:value-type="float">
            <text:p>75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9" calcext:value-type="float">
            <text:p>75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8" calcext:value-type="float">
            <text:p>75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7" calcext:value-type="float">
            <text:p>75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6" calcext:value-type="float">
            <text:p>75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6" calcext:value-type="float">
            <text:p>75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6" calcext:value-type="float">
            <text:p>75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6" calcext:value-type="float">
            <text:p>75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5" calcext:value-type="float">
            <text:p>75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6" calcext:value-type="float">
            <text:p>75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5" calcext:value-type="float">
            <text:p>75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6" calcext:value-type="float">
            <text:p>75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6" calcext:value-type="float">
            <text:p>75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6" calcext:value-type="float">
            <text:p>75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6" calcext:value-type="float">
            <text:p>75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7" calcext:value-type="float">
            <text:p>75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7" calcext:value-type="float">
            <text:p>75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8" calcext:value-type="float">
            <text:p>75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8" calcext:value-type="float">
            <text:p>75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9" calcext:value-type="float">
            <text:p>75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1" calcext:value-type="float">
            <text:p>76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2" calcext:value-type="float">
            <text:p>76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3" calcext:value-type="float">
            <text:p>76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4" calcext:value-type="float">
            <text:p>76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5" calcext:value-type="float">
            <text:p>76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6" calcext:value-type="float">
            <text:p>76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2" calcext:value-type="float">
            <text:p>76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2" calcext:value-type="float">
            <text:p>76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2" calcext:value-type="float">
            <text:p>76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3" calcext:value-type="float">
            <text:p>76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5" calcext:value-type="float">
            <text:p>76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7" calcext:value-type="float">
            <text:p>76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9" calcext:value-type="float">
            <text:p>76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2" calcext:value-type="float">
            <text:p>76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4" calcext:value-type="float">
            <text:p>76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6" calcext:value-type="float">
            <text:p>76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9" calcext:value-type="float">
            <text:p>76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1" calcext:value-type="float">
            <text:p>76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4" calcext:value-type="float">
            <text:p>76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6" calcext:value-type="float">
            <text:p>76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9" calcext:value-type="float">
            <text:p>76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1" calcext:value-type="float">
            <text:p>76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4" calcext:value-type="float">
            <text:p>76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6" calcext:value-type="float">
            <text:p>76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9" calcext:value-type="float">
            <text:p>76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1" calcext:value-type="float">
            <text:p>76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4" calcext:value-type="float">
            <text:p>76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7" calcext:value-type="float">
            <text:p>76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9" calcext:value-type="float">
            <text:p>76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62" calcext:value-type="float">
            <text:p>76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65" calcext:value-type="float">
            <text:p>76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67" calcext:value-type="float">
            <text:p>7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1" calcext:value-type="float">
            <text:p>76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3" calcext:value-type="float">
            <text:p>76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6" calcext:value-type="float">
            <text:p>76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9" calcext:value-type="float">
            <text:p>76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2" calcext:value-type="float">
            <text:p>76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5" calcext:value-type="float">
            <text:p>76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8" calcext:value-type="float">
            <text:p>76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1" calcext:value-type="float">
            <text:p>76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4" calcext:value-type="float">
            <text:p>76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7" calcext:value-type="float">
            <text:p>76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3" calcext:value-type="float">
            <text:p>77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6" calcext:value-type="float">
            <text:p>77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8" calcext:value-type="float">
            <text:p>77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1" calcext:value-type="float">
            <text:p>77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4" calcext:value-type="float">
            <text:p>77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8" calcext:value-type="float">
            <text:p>77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1" calcext:value-type="float">
            <text:p>77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4" calcext:value-type="float">
            <text:p>77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7" calcext:value-type="float">
            <text:p>77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6" calcext:value-type="float">
            <text:p>77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" calcext:value-type="float">
            <text:p>77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2" calcext:value-type="float">
            <text:p>77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5" calcext:value-type="float">
            <text:p>77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8" calcext:value-type="float">
            <text:p>77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2" calcext:value-type="float">
            <text:p>77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5" calcext:value-type="float">
            <text:p>77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8" calcext:value-type="float">
            <text:p>77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61" calcext:value-type="float">
            <text:p>77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64" calcext:value-type="float">
            <text:p>77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68" calcext:value-type="float">
            <text:p>77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1" calcext:value-type="float">
            <text:p>77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4" calcext:value-type="float">
            <text:p>77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7" calcext:value-type="float">
            <text:p>77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" calcext:value-type="float">
            <text:p>77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4" calcext:value-type="float">
            <text:p>77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7" calcext:value-type="float">
            <text:p>77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" calcext:value-type="float">
            <text:p>77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3" calcext:value-type="float">
            <text:p>77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7" calcext:value-type="float">
            <text:p>77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3" calcext:value-type="float">
            <text:p>78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6" calcext:value-type="float">
            <text:p>78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9" calcext:value-type="float">
            <text:p>78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2" calcext:value-type="float">
            <text:p>78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6" calcext:value-type="float">
            <text:p>78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9" calcext:value-type="float">
            <text:p>78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2" calcext:value-type="float">
            <text:p>78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5" calcext:value-type="float">
            <text:p>78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8" calcext:value-type="float">
            <text:p>78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1" calcext:value-type="float">
            <text:p>78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5" calcext:value-type="float">
            <text:p>78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7" calcext:value-type="float">
            <text:p>78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1" calcext:value-type="float">
            <text:p>78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4" calcext:value-type="float">
            <text:p>78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7" calcext:value-type="float">
            <text:p>78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3" calcext:value-type="float">
            <text:p>78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6" calcext:value-type="float">
            <text:p>78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9" calcext:value-type="float">
            <text:p>78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2" calcext:value-type="float">
            <text:p>78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5" calcext:value-type="float">
            <text:p>78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8" calcext:value-type="float">
            <text:p>78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" calcext:value-type="float">
            <text:p>78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4" calcext:value-type="float">
            <text:p>78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7" calcext:value-type="float">
            <text:p>78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3" calcext:value-type="float">
            <text:p>78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6" calcext:value-type="float">
            <text:p>78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9" calcext:value-type="float">
            <text:p>78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2" calcext:value-type="float">
            <text:p>78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5" calcext:value-type="float">
            <text:p>78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7" calcext:value-type="float">
            <text:p>78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3" calcext:value-type="float">
            <text:p>79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6" calcext:value-type="float">
            <text:p>79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9" calcext:value-type="float">
            <text:p>79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2" calcext:value-type="float">
            <text:p>79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5" calcext:value-type="float">
            <text:p>79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7" calcext:value-type="float">
            <text:p>79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3" calcext:value-type="float">
            <text:p>79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5" calcext:value-type="float">
            <text:p>79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8" calcext:value-type="float">
            <text:p>79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" calcext:value-type="float">
            <text:p>79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3" calcext:value-type="float">
            <text:p>79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5" calcext:value-type="float">
            <text:p>79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8" calcext:value-type="float">
            <text:p>79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" calcext:value-type="float">
            <text:p>79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3" calcext:value-type="float">
            <text:p>79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5" calcext:value-type="float">
            <text:p>79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7" calcext:value-type="float">
            <text:p>79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2" calcext:value-type="float">
            <text:p>79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4" calcext:value-type="float">
            <text:p>79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7" calcext:value-type="float">
            <text:p>79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9" calcext:value-type="float">
            <text:p>79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1" calcext:value-type="float">
            <text:p>79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3" calcext:value-type="float">
            <text:p>79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7" calcext:value-type="float">
            <text:p>79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9" calcext:value-type="float">
            <text:p>79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1" calcext:value-type="float">
            <text:p>79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82" calcext:value-type="float">
            <text:p>79.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99" calcext:value-type="float">
            <text:p>79.7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02" calcext:value-type="float">
            <text:p>79.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73" calcext:value-type="float">
            <text:p>79.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11" calcext:value-type="float">
            <text:p>80.0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95" calcext:value-type="float">
            <text:p>79.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49" calcext:value-type="float">
            <text:p>79.9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38" calcext:value-type="float">
            <text:p>79.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63" calcext:value-type="float">
            <text:p>79.6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22" calcext:value-type="float">
            <text:p>79.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5" calcext:value-type="float">
            <text:p>79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06" calcext:value-type="float">
            <text:p>79.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16" calcext:value-type="float">
            <text:p>78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3" calcext:value-type="float">
            <text:p>78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14" calcext:value-type="float">
            <text:p>77.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65" calcext:value-type="float">
            <text:p>77.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98" calcext:value-type="float">
            <text:p>77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03" calcext:value-type="float">
            <text:p>76.7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47" calcext:value-type="float">
            <text:p>76.2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19" calcext:value-type="float">
            <text:p>75.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358" calcext:value-type="float">
            <text:p>75.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093" calcext:value-type="float">
            <text:p>75.0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652" calcext:value-type="float">
            <text:p>74.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353" calcext:value-type="float">
            <text:p>74.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78" calcext:value-type="float">
            <text:p>73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82" calcext:value-type="float">
            <text:p>72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455" calcext:value-type="float">
            <text:p>72.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31" calcext:value-type="float">
            <text:p>72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34" calcext:value-type="float">
            <text:p>72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42" calcext:value-type="float">
            <text:p>72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575" calcext:value-type="float">
            <text:p>72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78" calcext:value-type="float">
            <text:p>72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01" calcext:value-type="float">
            <text:p>73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37" calcext:value-type="float">
            <text:p>73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47" calcext:value-type="float">
            <text:p>73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825" calcext:value-type="float">
            <text:p>73.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07" calcext:value-type="float">
            <text:p>74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255" calcext:value-type="float">
            <text:p>74.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4" calcext:value-type="float">
            <text:p>74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54" calcext:value-type="float">
            <text:p>74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65" calcext:value-type="float">
            <text:p>74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77" calcext:value-type="float">
            <text:p>7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765" calcext:value-type="float">
            <text:p>7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84" calcext:value-type="float">
            <text:p>74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97" calcext:value-type="float">
            <text:p>74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1" calcext:value-type="float">
            <text:p>75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35" calcext:value-type="float">
            <text:p>75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6" calcext:value-type="float">
            <text:p>75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" calcext:value-type="float">
            <text:p>76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5" calcext:value-type="float">
            <text:p>76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55" calcext:value-type="float">
            <text:p>77.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7" calcext:value-type="float">
            <text:p>77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3" calcext:value-type="float">
            <text:p>78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9" calcext:value-type="float">
            <text:p>78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75" calcext:value-type="float">
            <text:p>79.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2" calcext:value-type="float">
            <text:p>80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05" calcext:value-type="float">
            <text:p>80.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4" calcext:value-type="float">
            <text:p>81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6" calcext:value-type="float">
            <text:p>81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1" calcext:value-type="float">
            <text:p>81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15" calcext:value-type="float">
            <text:p>81.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65" calcext:value-type="float">
            <text:p>81.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65" calcext:value-type="float">
            <text:p>80.3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" calcext:value-type="float">
            <text:p>79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05" calcext:value-type="float">
            <text:p>77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7" calcext:value-type="float">
            <text:p>76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15" calcext:value-type="float">
            <text:p>76.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4" calcext:value-type="float">
            <text:p>75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91" calcext:value-type="float">
            <text:p>74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23" calcext:value-type="float">
            <text:p>73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51" calcext:value-type="float">
            <text:p>73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97" calcext:value-type="float">
            <text:p>73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97" calcext:value-type="float">
            <text:p>73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51" calcext:value-type="float">
            <text:p>74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93" calcext:value-type="float">
            <text:p>74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" calcext:value-type="float">
            <text:p>75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7" calcext:value-type="float">
            <text:p>75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1" calcext:value-type="float">
            <text:p>76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3" calcext:value-type="float">
            <text:p>76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6" calcext:value-type="float">
            <text:p>76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8" calcext:value-type="float">
            <text:p>76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7" calcext:value-type="float">
            <text:p>76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9" calcext:value-type="float">
            <text:p>76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1" calcext:value-type="float">
            <text:p>77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1" calcext:value-type="float">
            <text:p>78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7" calcext:value-type="float">
            <text:p>79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6" calcext:value-type="float">
            <text:p>80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8" calcext:value-type="float">
            <text:p>81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76" calcext:value-type="float">
            <text:p>82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77" calcext:value-type="float">
            <text:p>83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19" calcext:value-type="float">
            <text:p>84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6-04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97" calcext:value-type="float">
            <text:p>83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6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16" calcext:value-type="float">
            <text:p>83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6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4" calcext:value-type="float">
            <text:p>8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5" calcext:value-type="float">
            <text:p>79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5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" calcext:value-type="float">
            <text:p>78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5-1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5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1" calcext:value-type="float">
            <text:p>79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5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5" calcext:value-type="float">
            <text:p>80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5-08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81" calcext:value-type="float">
            <text:p>81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5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38" calcext:value-type="float">
            <text:p>83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5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06" calcext:value-type="float">
            <text:p>85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5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37" calcext:value-type="float">
            <text:p>86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5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81" calcext:value-type="float">
            <text:p>86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5-03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49" calcext:value-type="float">
            <text:p>85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5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08" calcext:value-type="float">
            <text:p>83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5-0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3" calcext:value-type="float">
            <text:p>8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4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9" calcext:value-type="float">
            <text:p>80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2" calcext:value-type="float">
            <text:p>80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4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77" calcext:value-type="float">
            <text:p>8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4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35" calcext:value-type="float">
            <text:p>83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4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45" calcext:value-type="float">
            <text:p>85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4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09" calcext:value-type="float">
            <text:p>86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4-06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9.3" calcext:value-type="float">
            <text:p>89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4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1.4" calcext:value-type="float">
            <text:p>91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4-04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3.51" calcext:value-type="float">
            <text:p>93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4-03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3.34" calcext:value-type="float">
            <text:p>9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4-03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9.15" calcext:value-type="float">
            <text:p>89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4-0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92" calcext:value-type="float">
            <text:p>86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4-0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7" calcext:value-type="float">
            <text:p>80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3-1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7" calcext:value-type="float">
            <text:p>78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3-1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4" calcext:value-type="float">
            <text:p>79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3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6" calcext:value-type="float">
            <text:p>79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3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8" calcext:value-type="float">
            <text:p>81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7" calcext:value-type="float">
            <text:p>82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3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42" calcext:value-type="float">
            <text:p>84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3-06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14" calcext:value-type="float">
            <text:p>86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3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3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86" calcext:value-type="float">
            <text:p>88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3-03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85" calcext:value-type="float">
            <text:p>88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3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46" calcext:value-type="float">
            <text:p>86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3-0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12" calcext:value-type="float">
            <text:p>82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2-1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7" calcext:value-type="float">
            <text:p>78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2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4" calcext:value-type="float">
            <text:p>76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2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2" calcext:value-type="float">
            <text:p>76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2-09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8" calcext:value-type="float">
            <text:p>76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2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4" calcext:value-type="float">
            <text:p>76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2-07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02" calcext:value-type="float">
            <text:p>75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2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21" calcext:value-type="float">
            <text:p>74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2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28" calcext:value-type="float">
            <text:p>73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2-04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9" calcext:value-type="float">
            <text:p>72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2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04" calcext:value-type="float">
            <text:p>73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2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45" calcext:value-type="float">
            <text:p>73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2-0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07" calcext:value-type="float">
            <text:p>74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1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91" calcext:value-type="float">
            <text:p>74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1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4" calcext:value-type="float">
            <text:p>75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1-10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" calcext:value-type="float">
            <text:p>76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1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2" calcext:value-type="float">
            <text:p>77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1-07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4" calcext:value-type="float">
            <text:p>78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1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" calcext:value-type="float">
            <text:p>80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1-05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3" calcext:value-type="float">
            <text:p>81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1-04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9" calcext:value-type="float">
            <text:p>8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1-03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2" calcext:value-type="float">
            <text:p>80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1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9" calcext:value-type="float">
            <text:p>78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1-0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1" calcext:value-type="float">
            <text:p>77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0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65" calcext:value-type="float">
            <text:p>77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0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1" calcext:value-type="float">
            <text:p>78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0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2" calcext:value-type="float">
            <text:p>78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0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6" calcext:value-type="float">
            <text:p>80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0-08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2" calcext:value-type="float">
            <text:p>81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0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76" calcext:value-type="float">
            <text:p>82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0-06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0-05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18" calcext:value-type="float">
            <text:p>85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0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03" calcext:value-type="float">
            <text:p>85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0-03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27" calcext:value-type="float">
            <text:p>82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0-0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5" calcext:value-type="float">
            <text:p>79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10-0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6" calcext:value-type="float">
            <text:p>77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9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8" calcext:value-type="float">
            <text:p>77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9-1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8" calcext:value-type="float">
            <text:p>77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9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5" calcext:value-type="float">
            <text:p>78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9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7" calcext:value-type="float">
            <text:p>80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9-08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7" calcext:value-type="float">
            <text:p>81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9-07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84" calcext:value-type="float">
            <text:p>82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9-05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65" calcext:value-type="float">
            <text:p>84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9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41" calcext:value-type="float">
            <text:p>86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9-04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19" calcext:value-type="float">
            <text:p>87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9-03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29" calcext:value-type="float">
            <text:p>86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9-0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53" calcext:value-type="float">
            <text:p>82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9-0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9" calcext:value-type="float">
            <text:p>80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8-1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9" calcext:value-type="float">
            <text:p>79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8-1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7" calcext:value-type="float">
            <text:p>79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8-10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8" calcext:value-type="float">
            <text:p>79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8-09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61" calcext:value-type="float">
            <text:p>80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8-08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1" calcext:value-type="float">
            <text:p>81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8-07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41" calcext:value-type="float">
            <text:p>82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8-06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82" calcext:value-type="float">
            <text:p>82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8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77" calcext:value-type="float">
            <text:p>82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8-04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17" calcext:value-type="float">
            <text:p>82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8-03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4" calcext:value-type="float">
            <text:p>8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8-0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2" calcext:value-type="float">
            <text:p>80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8-0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7" calcext:value-type="float">
            <text:p>78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8-0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2" calcext:value-type="float">
            <text:p>77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7-1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5" calcext:value-type="float">
            <text:p>77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7-1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5" calcext:value-type="float">
            <text:p>77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7-10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8" calcext:value-type="float">
            <text:p>77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7-09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7-08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6" calcext:value-type="float">
            <text:p>79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7-07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6" calcext:value-type="float">
            <text:p>79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7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7" calcext:value-type="float">
            <text:p>79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7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7" calcext:value-type="float">
            <text:p>79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7-04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6" calcext:value-type="float">
            <text:p>78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7-03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" calcext:value-type="float">
            <text:p>77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7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8" calcext:value-type="float">
            <text:p>75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7-0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91" calcext:value-type="float">
            <text:p>73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6-1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89" calcext:value-type="float">
            <text:p>72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6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64" calcext:value-type="float">
            <text:p>72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6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91" calcext:value-type="float">
            <text:p>72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6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25" calcext:value-type="float">
            <text:p>73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6-08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7" calcext:value-type="float">
            <text:p>73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6-07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13" calcext:value-type="float">
            <text:p>74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6-06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44" calcext:value-type="float">
            <text:p>74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6-05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6" calcext:value-type="float">
            <text:p>74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6-04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66" calcext:value-type="float">
            <text:p>74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6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56" calcext:value-type="float">
            <text:p>74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6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28" calcext:value-type="float">
            <text:p>74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6-0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26" calcext:value-type="float">
            <text:p>74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5-1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48" calcext:value-type="float">
            <text:p>74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5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3" calcext:value-type="float">
            <text:p>75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5-10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2" calcext:value-type="float">
            <text:p>75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5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5" calcext:value-type="float">
            <text:p>76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5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9" calcext:value-type="float">
            <text:p>76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5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2" calcext:value-type="float">
            <text:p>77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5-06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5-05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4" calcext:value-type="float">
            <text:p>78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5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6" calcext:value-type="float">
            <text:p>78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5-03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2" calcext:value-type="float">
            <text:p>78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5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2" calcext:value-type="float">
            <text:p>78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5-0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1" calcext:value-type="float">
            <text:p>78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4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4-1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1" calcext:value-type="float">
            <text:p>79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4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4" calcext:value-type="float">
            <text:p>80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4-09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79" calcext:value-type="float">
            <text:p>81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4-08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92" calcext:value-type="float">
            <text:p>82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4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86" calcext:value-type="float">
            <text:p>83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4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14" calcext:value-type="float">
            <text:p>84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4-05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35" calcext:value-type="float">
            <text:p>83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4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6" calcext:value-type="float">
            <text:p>82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4-03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7" calcext:value-type="float">
            <text:p>81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4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5" calcext:value-type="float">
            <text:p>79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4-0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7" calcext:value-type="float">
            <text:p>78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3-1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7" calcext:value-type="float">
            <text:p>78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3-1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7" calcext:value-type="float">
            <text:p>79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3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7" calcext:value-type="float">
            <text:p>80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3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" calcext:value-type="float">
            <text:p>82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3-08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37" calcext:value-type="float">
            <text:p>84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3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17" calcext:value-type="float">
            <text:p>86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3-06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67" calcext:value-type="float">
            <text:p>88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3-05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0.65" calcext:value-type="float">
            <text:p>90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3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2.71" calcext:value-type="float">
            <text:p>92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3-03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4.07" calcext:value-type="float">
            <text:p>94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3-0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2.79" calcext:value-type="float">
            <text:p>92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3-0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86" calcext:value-type="float">
            <text:p>86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2-1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2" calcext:value-type="float">
            <text:p>80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2-1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9" calcext:value-type="float">
            <text:p>78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2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2" calcext:value-type="float">
            <text:p>79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2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6" calcext:value-type="float">
            <text:p>80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2-08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1" calcext:value-type="float">
            <text:p>8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2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4" calcext:value-type="float">
            <text:p>82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2-06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19" calcext:value-type="float">
            <text:p>84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2-05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1" calcext:value-type="float">
            <text:p>85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2-04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99" calcext:value-type="float">
            <text:p>85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2-03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84" calcext:value-type="float">
            <text:p>85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2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93" calcext:value-type="float">
            <text:p>84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2-0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31" calcext:value-type="float">
            <text:p>84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1-1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57" calcext:value-type="float">
            <text:p>83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1-1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32" calcext:value-type="float">
            <text:p>83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1-10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27" calcext:value-type="float">
            <text:p>84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1-09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3" calcext:value-type="float">
            <text:p>86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1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68" calcext:value-type="float">
            <text:p>88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1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1.48" calcext:value-type="float">
            <text:p>9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1-05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5.82" calcext:value-type="float">
            <text:p>95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1-05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6.51" calcext:value-type="float">
            <text:p>96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1-04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6.57" calcext:value-type="float">
            <text:p>96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1-04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6.15" calcext:value-type="float">
            <text:p>96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1-03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5.73" calcext:value-type="float">
            <text:p>95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1-03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5.7" calcext:value-type="float">
            <text:p>95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1-03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5.29" calcext:value-type="float">
            <text:p>95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1-03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3.75" calcext:value-type="float">
            <text:p>93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1-0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3.37" calcext:value-type="float">
            <text:p>93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1-0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2.1" calcext:value-type="float">
            <text:p>9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1-0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0.11" calcext:value-type="float">
            <text:p>90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1-0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73" calcext:value-type="float">
            <text:p>88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1-0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42" calcext:value-type="float">
            <text:p>87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1-0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23" calcext:value-type="float">
            <text:p>86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1-0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99" calcext:value-type="float">
            <text:p>84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1-0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71" calcext:value-type="float">
            <text:p>83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1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8" calcext:value-type="float">
            <text:p>82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1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7" calcext:value-type="float">
            <text:p>81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1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66" calcext:value-type="float">
            <text:p>80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1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2" calcext:value-type="float">
            <text:p>79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1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1" calcext:value-type="float">
            <text:p>78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1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2" calcext:value-type="float">
            <text:p>77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1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" calcext:value-type="float">
            <text:p>77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1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5" calcext:value-type="float">
            <text:p>77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1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3" calcext:value-type="float">
            <text:p>76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10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9" calcext:value-type="float">
            <text:p>76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10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3" calcext:value-type="float">
            <text:p>77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10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1" calcext:value-type="float">
            <text:p>77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10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2" calcext:value-type="float">
            <text:p>77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2" calcext:value-type="float">
            <text:p>77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9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3" calcext:value-type="float">
            <text:p>77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9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2" calcext:value-type="float">
            <text:p>78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9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8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5" calcext:value-type="float">
            <text:p>78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8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1" calcext:value-type="float">
            <text:p>78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8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5" calcext:value-type="float">
            <text:p>78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8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" calcext:value-type="float">
            <text:p>79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9" calcext:value-type="float">
            <text:p>79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7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3" calcext:value-type="float">
            <text:p>79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7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2" calcext:value-type="float">
            <text:p>79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7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9" calcext:value-type="float">
            <text:p>79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6" calcext:value-type="float">
            <text:p>79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6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4" calcext:value-type="float">
            <text:p>78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6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1" calcext:value-type="float">
            <text:p>78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5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6" calcext:value-type="float">
            <text:p>78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5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8" calcext:value-type="float">
            <text:p>78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5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" calcext:value-type="float">
            <text:p>77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5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6" calcext:value-type="float">
            <text:p>77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5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2" calcext:value-type="float">
            <text:p>77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4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9" calcext:value-type="float">
            <text:p>77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4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5" calcext:value-type="float">
            <text:p>76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4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8" calcext:value-type="float">
            <text:p>76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4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4" calcext:value-type="float">
            <text:p>76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3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4" calcext:value-type="float">
            <text:p>76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3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2" calcext:value-type="float">
            <text:p>75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3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3" calcext:value-type="float">
            <text:p>75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3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9" calcext:value-type="float">
            <text:p>75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31" calcext:value-type="float">
            <text:p>75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5" calcext:value-type="float">
            <text:p>75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09" calcext:value-type="float">
            <text:p>75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91" calcext:value-type="float">
            <text:p>74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74" calcext:value-type="float">
            <text:p>74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59" calcext:value-type="float">
            <text:p>74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48" calcext:value-type="float">
            <text:p>74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35" calcext:value-type="float">
            <text:p>74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26" calcext:value-type="float">
            <text:p>74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2000-0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23" calcext:value-type="float">
            <text:p>74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1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24" calcext:value-type="float">
            <text:p>74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1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29" calcext:value-type="float">
            <text:p>7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1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4" calcext:value-type="float">
            <text:p>74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1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54" calcext:value-type="float">
            <text:p>74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67" calcext:value-type="float">
            <text:p>74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1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81" calcext:value-type="float">
            <text:p>74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1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02" calcext:value-type="float">
            <text:p>75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1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2" calcext:value-type="float">
            <text:p>75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2" calcext:value-type="float">
            <text:p>75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10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" calcext:value-type="float">
            <text:p>75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10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4" calcext:value-type="float">
            <text:p>75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10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1" calcext:value-type="float">
            <text:p>75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9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9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7" calcext:value-type="float">
            <text:p>76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9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9" calcext:value-type="float">
            <text:p>76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9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4" calcext:value-type="float">
            <text:p>76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6" calcext:value-type="float">
            <text:p>76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8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3" calcext:value-type="float">
            <text:p>76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8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6" calcext:value-type="float">
            <text:p>77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8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4" calcext:value-type="float">
            <text:p>77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8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6" calcext:value-type="float">
            <text:p>77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7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6" calcext:value-type="float">
            <text:p>77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6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5" calcext:value-type="float">
            <text:p>77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6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8" calcext:value-type="float">
            <text:p>78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6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1" calcext:value-type="float">
            <text:p>78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6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9" calcext:value-type="float">
            <text:p>78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7" calcext:value-type="float">
            <text:p>79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5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5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7" calcext:value-type="float">
            <text:p>79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5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8" calcext:value-type="float">
            <text:p>79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5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6" calcext:value-type="float">
            <text:p>79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4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4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1" calcext:value-type="float">
            <text:p>78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4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8" calcext:value-type="float">
            <text:p>78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3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5" calcext:value-type="float">
            <text:p>78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3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2" calcext:value-type="float">
            <text:p>78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3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5" calcext:value-type="float">
            <text:p>77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3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6" calcext:value-type="float">
            <text:p>77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5" calcext:value-type="float">
            <text:p>76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5" calcext:value-type="float">
            <text:p>76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1" calcext:value-type="float">
            <text:p>75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" calcext:value-type="float">
            <text:p>75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67" calcext:value-type="float">
            <text:p>74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19" calcext:value-type="float">
            <text:p>74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74" calcext:value-type="float">
            <text:p>73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9-0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26" calcext:value-type="float">
            <text:p>73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01" calcext:value-type="float">
            <text:p>73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1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84" calcext:value-type="float">
            <text:p>72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1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1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32" calcext:value-type="float">
            <text:p>72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17" calcext:value-type="float">
            <text:p>72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1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07" calcext:value-type="float">
            <text:p>72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1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99" calcext:value-type="float">
            <text:p>71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1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97" calcext:value-type="float">
            <text:p>71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1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98" calcext:value-type="float">
            <text:p>7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10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02" calcext:value-type="float">
            <text:p>72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10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06" calcext:value-type="float">
            <text:p>72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10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3" calcext:value-type="float">
            <text:p>72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9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9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48" calcext:value-type="float">
            <text:p>72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77" calcext:value-type="float">
            <text:p>72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8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86" calcext:value-type="float">
            <text:p>7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8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94" calcext:value-type="float">
            <text:p>72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8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99" calcext:value-type="float">
            <text:p>72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8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03" calcext:value-type="float">
            <text:p>73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7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01" calcext:value-type="float">
            <text:p>73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6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9" calcext:value-type="float">
            <text:p>72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6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02" calcext:value-type="float">
            <text:p>72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6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97" calcext:value-type="float">
            <text:p>71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6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97" calcext:value-type="float">
            <text:p>71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6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94" calcext:value-type="float">
            <text:p>71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5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5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91" calcext:value-type="float">
            <text:p>7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5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78" calcext:value-type="float">
            <text:p>71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5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62" calcext:value-type="float">
            <text:p>7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4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61" calcext:value-type="float">
            <text:p>7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4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61" calcext:value-type="float">
            <text:p>7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4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61" calcext:value-type="float">
            <text:p>7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4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61" calcext:value-type="float">
            <text:p>7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3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61" calcext:value-type="float">
            <text:p>7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3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61" calcext:value-type="float">
            <text:p>7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3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61" calcext:value-type="float">
            <text:p>7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3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61" calcext:value-type="float">
            <text:p>7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3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61" calcext:value-type="float">
            <text:p>7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61" calcext:value-type="float">
            <text:p>7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61" calcext:value-type="float">
            <text:p>7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61" calcext:value-type="float">
            <text:p>7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61" calcext:value-type="float">
            <text:p>7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61" calcext:value-type="float">
            <text:p>7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61" calcext:value-type="float">
            <text:p>7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61" calcext:value-type="float">
            <text:p>7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8-0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61" calcext:value-type="float">
            <text:p>7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61" calcext:value-type="float">
            <text:p>7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7-1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7-1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7-1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7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7-1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7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7-10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7-10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7-09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7-08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7-07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7-06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7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7-05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7-05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7-05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1" calcext:value-type="float">
            <text:p>71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7-05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4" calcext:value-type="float">
            <text:p>71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7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8" calcext:value-type="float">
            <text:p>71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7-04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89" calcext:value-type="float">
            <text:p>71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7-04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94" calcext:value-type="float">
            <text:p>71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7-03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06" calcext:value-type="float">
            <text:p>72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7-03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17" calcext:value-type="float">
            <text:p>72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7-03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23" calcext:value-type="float">
            <text:p>72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7-0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27" calcext:value-type="float">
            <text:p>72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7-0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52" calcext:value-type="float">
            <text:p>72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7-0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77" calcext:value-type="float">
            <text:p>72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7-0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83" calcext:value-type="float">
            <text:p>72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7-0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91" calcext:value-type="float">
            <text:p>72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12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17" calcext:value-type="float">
            <text:p>73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1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26" calcext:value-type="float">
            <text:p>73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1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39" calcext:value-type="float">
            <text:p>73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1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52" calcext:value-type="float">
            <text:p>73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1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65" calcext:value-type="float">
            <text:p>73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1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83" calcext:value-type="float">
            <text:p>73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1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1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16" calcext:value-type="float">
            <text:p>74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1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56" calcext:value-type="float">
            <text:p>74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10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54" calcext:value-type="float">
            <text:p>74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10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8" calcext:value-type="float">
            <text:p>74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10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02" calcext:value-type="float">
            <text:p>75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10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2" calcext:value-type="float">
            <text:p>75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3" calcext:value-type="float">
            <text:p>75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09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2" calcext:value-type="float">
            <text:p>75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09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" calcext:value-type="float">
            <text:p>75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09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8" calcext:value-type="float">
            <text:p>75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5" calcext:value-type="float">
            <text:p>76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08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7" calcext:value-type="float">
            <text:p>76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08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4" calcext:value-type="float">
            <text:p>76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08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3" calcext:value-type="float">
            <text:p>76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08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1" calcext:value-type="float">
            <text:p>77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07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3" calcext:value-type="float">
            <text:p>77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07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07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6" calcext:value-type="float">
            <text:p>77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2" calcext:value-type="float">
            <text:p>78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06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3" calcext:value-type="float">
            <text:p>78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06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" calcext:value-type="float">
            <text:p>78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06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8" calcext:value-type="float">
            <text:p>78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06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8" calcext:value-type="float">
            <text:p>78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05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9" calcext:value-type="float">
            <text:p>78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05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8" calcext:value-type="float">
            <text:p>78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05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5" calcext:value-type="float">
            <text:p>78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05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9" calcext:value-type="float">
            <text:p>78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04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9" calcext:value-type="float">
            <text:p>78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04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6" calcext:value-type="float">
            <text:p>77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8" calcext:value-type="float">
            <text:p>77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03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6" calcext:value-type="float">
            <text:p>77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03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4" calcext:value-type="float">
            <text:p>76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03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4" calcext:value-type="float">
            <text:p>77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03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61" calcext:value-type="float">
            <text:p>76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0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9" calcext:value-type="float">
            <text:p>76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0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4" calcext:value-type="float">
            <text:p>76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6-0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4" calcext:value-type="float">
            <text:p>76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5-1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6" calcext:value-type="float">
            <text:p>76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5-1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8" calcext:value-type="float">
            <text:p>77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5-1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3" calcext:value-type="float">
            <text:p>78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5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6" calcext:value-type="float">
            <text:p>79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5-09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69" calcext:value-type="float">
            <text:p>80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5-08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2" calcext:value-type="float">
            <text:p>81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5-07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45" calcext:value-type="float">
            <text:p>82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5-06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46" calcext:value-type="float">
            <text:p>85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5-06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5-06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12" calcext:value-type="float">
            <text:p>87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5-05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46" calcext:value-type="float">
            <text:p>87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5-05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5-05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5-04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12" calcext:value-type="float">
            <text:p>88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5-03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68" calcext:value-type="float">
            <text:p>84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5-0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6" calcext:value-type="float">
            <text:p>83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5-0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5" calcext:value-type="float">
            <text:p>78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5-0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7" calcext:value-type="float">
            <text:p>77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5-0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2" calcext:value-type="float">
            <text:p>77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4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67" calcext:value-type="float">
            <text:p>77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4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5" calcext:value-type="float">
            <text:p>78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4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" calcext:value-type="float">
            <text:p>79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4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4" calcext:value-type="float">
            <text:p>81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4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59" calcext:value-type="float">
            <text:p>82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14" calcext:value-type="float">
            <text:p>84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4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97" calcext:value-type="float">
            <text:p>85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4-05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7" calcext:value-type="float">
            <text:p>86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4-04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26" calcext:value-type="float">
            <text:p>87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4-03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46" calcext:value-type="float">
            <text:p>87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4-0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57" calcext:value-type="float">
            <text:p>86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4-0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55" calcext:value-type="float">
            <text:p>86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4-0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64" calcext:value-type="float">
            <text:p>85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4-0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58" calcext:value-type="float">
            <text:p>84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21" calcext:value-type="float">
            <text:p>83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4-0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18" calcext:value-type="float">
            <text:p>82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4-0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4-0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5" calcext:value-type="float">
            <text:p>80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4-0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3-1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2" calcext:value-type="float">
            <text:p>79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3-1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9" calcext:value-type="float">
            <text:p>78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7" calcext:value-type="float">
            <text:p>77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3-09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4" calcext:value-type="float">
            <text:p>77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3-08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" calcext:value-type="float">
            <text:p>77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3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4" calcext:value-type="float">
            <text:p>78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3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5" calcext:value-type="float">
            <text:p>79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3-06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1" calcext:value-type="float">
            <text:p>79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3-06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7" calcext:value-type="float">
            <text:p>79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3-06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1" calcext:value-type="float">
            <text:p>80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3-06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3" calcext:value-type="float">
            <text:p>80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3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1" calcext:value-type="float">
            <text:p>80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3-05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8" calcext:value-type="float">
            <text:p>80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3-04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6" calcext:value-type="float">
            <text:p>80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3-04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3" calcext:value-type="float">
            <text:p>80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3-04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" calcext:value-type="float">
            <text:p>80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3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7" calcext:value-type="float">
            <text:p>80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3-03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5" calcext:value-type="float">
            <text:p>80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3-03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3" calcext:value-type="float">
            <text:p>80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3-03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9" calcext:value-type="float">
            <text:p>79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3-03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2" calcext:value-type="float">
            <text:p>79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5" calcext:value-type="float">
            <text:p>7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3-0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4" calcext:value-type="float">
            <text:p>78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3-0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3" calcext:value-type="float">
            <text:p>78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3-0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8" calcext:value-type="float">
            <text:p>77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3-0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9" calcext:value-type="float">
            <text:p>77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3-0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2" calcext:value-type="float">
            <text:p>76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3-0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4" calcext:value-type="float">
            <text:p>76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3-0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7" calcext:value-type="float">
            <text:p>75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3-0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3" calcext:value-type="float">
            <text:p>75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2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72" calcext:value-type="float">
            <text:p>74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2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23" calcext:value-type="float">
            <text:p>72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2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9" calcext:value-type="float">
            <text:p>7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2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9" calcext:value-type="float">
            <text:p>7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2-08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9" calcext:value-type="float">
            <text:p>7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2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9" calcext:value-type="float">
            <text:p>7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2-06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03" calcext:value-type="float">
            <text:p>7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2-06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2-06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05" calcext:value-type="float">
            <text:p>72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02" calcext:value-type="float">
            <text:p>72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2-05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03" calcext:value-type="float">
            <text:p>7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2-05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05" calcext:value-type="float">
            <text:p>72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2-05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01" calcext:value-type="float">
            <text:p>72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2-05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2-04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72" calcext:value-type="float">
            <text:p>7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2-04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67" calcext:value-type="float">
            <text:p>7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2-04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64" calcext:value-type="float">
            <text:p>71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2-04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61" calcext:value-type="float">
            <text:p>7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2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9" calcext:value-type="float">
            <text:p>7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2-03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9" calcext:value-type="float">
            <text:p>7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2-03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9" calcext:value-type="float">
            <text:p>7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2-03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9" calcext:value-type="float">
            <text:p>7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2-03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9" calcext:value-type="float">
            <text:p>7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2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9" calcext:value-type="float">
            <text:p>7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2-0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9" calcext:value-type="float">
            <text:p>7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2-0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9" calcext:value-type="float">
            <text:p>7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2-0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9" calcext:value-type="float">
            <text:p>7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2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9" calcext:value-type="float">
            <text:p>7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2-0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65" calcext:value-type="float">
            <text:p>7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2-0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79" calcext:value-type="float">
            <text:p>71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2-0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85" calcext:value-type="float">
            <text:p>71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2-0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93" calcext:value-type="float">
            <text:p>71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1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96" calcext:value-type="float">
            <text:p>71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1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1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09" calcext:value-type="float">
            <text:p>72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1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15" calcext:value-type="float">
            <text:p>72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21" calcext:value-type="float">
            <text:p>72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1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31" calcext:value-type="float">
            <text:p>72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1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43" calcext:value-type="float">
            <text:p>72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1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52" calcext:value-type="float">
            <text:p>72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10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6" calcext:value-type="float">
            <text:p>72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10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67" calcext:value-type="float">
            <text:p>72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10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77" calcext:value-type="float">
            <text:p>72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10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86" calcext:value-type="float">
            <text:p>7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9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95" calcext:value-type="float">
            <text:p>72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9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04" calcext:value-type="float">
            <text:p>73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9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9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21" calcext:value-type="float">
            <text:p>73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29" calcext:value-type="float">
            <text:p>73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8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42" calcext:value-type="float">
            <text:p>73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8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8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58" calcext:value-type="float">
            <text:p>73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8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66" calcext:value-type="float">
            <text:p>73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7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73" calcext:value-type="float">
            <text:p>73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7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79" calcext:value-type="float">
            <text:p>73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7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86" calcext:value-type="float">
            <text:p>73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7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89" calcext:value-type="float">
            <text:p>73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94" calcext:value-type="float">
            <text:p>73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6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97" calcext:value-type="float">
            <text:p>73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6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6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6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5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98" calcext:value-type="float">
            <text:p>73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5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98" calcext:value-type="float">
            <text:p>73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5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98" calcext:value-type="float">
            <text:p>73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5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97" calcext:value-type="float">
            <text:p>73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5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95" calcext:value-type="float">
            <text:p>73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95" calcext:value-type="float">
            <text:p>73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4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95" calcext:value-type="float">
            <text:p>73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4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95" calcext:value-type="float">
            <text:p>73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4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96" calcext:value-type="float">
            <text:p>73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4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98" calcext:value-type="float">
            <text:p>73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98" calcext:value-type="float">
            <text:p>73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3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3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05" calcext:value-type="float">
            <text:p>74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3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11" calcext:value-type="float">
            <text:p>74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3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19" calcext:value-type="float">
            <text:p>74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28" calcext:value-type="float">
            <text:p>74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1-0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94" calcext:value-type="float">
            <text:p>74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0-1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8" calcext:value-type="float">
            <text:p>75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0-1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6" calcext:value-type="float">
            <text:p>76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0-1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64" calcext:value-type="float">
            <text:p>76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0-1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4" calcext:value-type="float">
            <text:p>76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0-1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3" calcext:value-type="float">
            <text:p>77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0-1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5" calcext:value-type="float">
            <text:p>77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0-10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6" calcext:value-type="float">
            <text:p>77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0-10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1" calcext:value-type="float">
            <text:p>77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0-10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5" calcext:value-type="float">
            <text:p>78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0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9" calcext:value-type="float">
            <text:p>78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0-09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5" calcext:value-type="float">
            <text:p>78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0-09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1" calcext:value-type="float">
            <text:p>78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0-09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6" calcext:value-type="float">
            <text:p>79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0-09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9" calcext:value-type="float">
            <text:p>79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0-08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4" calcext:value-type="float">
            <text:p>79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0-08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4" calcext:value-type="float">
            <text:p>80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0-08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2" calcext:value-type="float">
            <text:p>80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0-08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68" calcext:value-type="float">
            <text:p>80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0-07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2" calcext:value-type="float">
            <text:p>81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0-07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8" calcext:value-type="float">
            <text:p>81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0-07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5" calcext:value-type="float">
            <text:p>8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0-07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91" calcext:value-type="float">
            <text:p>8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0-06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16" calcext:value-type="float">
            <text:p>82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0-05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02" calcext:value-type="float">
            <text:p>83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0-04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11" calcext:value-type="float">
            <text:p>83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0-03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72" calcext:value-type="float">
            <text:p>8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0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9" calcext:value-type="float">
            <text:p>78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90-0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4" calcext:value-type="float">
            <text:p>77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9-1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7" calcext:value-type="float">
            <text:p>77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9-1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2" calcext:value-type="float">
            <text:p>78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9-10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4" calcext:value-type="float">
            <text:p>79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9-09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8" calcext:value-type="float">
            <text:p>81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9-08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21" calcext:value-type="float">
            <text:p>83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9-07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05" calcext:value-type="float">
            <text:p>85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9-06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84" calcext:value-type="float">
            <text:p>85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9-05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42" calcext:value-type="float">
            <text:p>85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9-04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04" calcext:value-type="float">
            <text:p>84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9-03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" calcext:value-type="float">
            <text:p>82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9-03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54" calcext:value-type="float">
            <text:p>82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9-03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46" calcext:value-type="float">
            <text:p>82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9-0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36" calcext:value-type="float">
            <text:p>82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9-0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36" calcext:value-type="float">
            <text:p>82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9-0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45" calcext:value-type="float">
            <text:p>82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9-0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9-0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" calcext:value-type="float">
            <text:p>82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8" calcext:value-type="float">
            <text:p>82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1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29" calcext:value-type="float">
            <text:p>83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1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6" calcext:value-type="float">
            <text:p>83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1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8" calcext:value-type="float">
            <text:p>83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10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27" calcext:value-type="float">
            <text:p>84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10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7" calcext:value-type="float">
            <text:p>84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10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10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25" calcext:value-type="float">
            <text:p>85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9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36" calcext:value-type="float">
            <text:p>85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8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25" calcext:value-type="float">
            <text:p>87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8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8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8" calcext:value-type="float">
            <text:p>87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8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7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62" calcext:value-type="float">
            <text:p>88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7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87" calcext:value-type="float">
            <text:p>88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7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9.4" calcext:value-type="float">
            <text:p>89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7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9.91" calcext:value-type="float">
            <text:p>89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6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0.15" calcext:value-type="float">
            <text:p>90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6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0.67" calcext:value-type="float">
            <text:p>90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6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1.04" calcext:value-type="float">
            <text:p>91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1.42" calcext:value-type="float">
            <text:p>9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5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1.56" calcext:value-type="float">
            <text:p>91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5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1.84" calcext:value-type="float">
            <text:p>91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5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2.04" calcext:value-type="float">
            <text:p>92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4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2.24" calcext:value-type="float">
            <text:p>92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4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2.6" calcext:value-type="float">
            <text:p>92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4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2.61" calcext:value-type="float">
            <text:p>92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4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2.62" calcext:value-type="float">
            <text:p>92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3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2.62" calcext:value-type="float">
            <text:p>92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3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2.4" calcext:value-type="float">
            <text:p>92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3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1.2" calcext:value-type="float">
            <text:p>91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0.82" calcext:value-type="float">
            <text:p>90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72" calcext:value-type="float">
            <text:p>8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4" calcext:value-type="float">
            <text:p>85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8" calcext:value-type="float">
            <text:p>84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8-0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1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75" calcext:value-type="float">
            <text:p>83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1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56" calcext:value-type="float">
            <text:p>82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1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84" calcext:value-type="float">
            <text:p>81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1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6" calcext:value-type="float">
            <text:p>81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1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" calcext:value-type="float">
            <text:p>80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1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" calcext:value-type="float">
            <text:p>80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1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4" calcext:value-type="float">
            <text:p>80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1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3" calcext:value-type="float">
            <text:p>79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10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4" calcext:value-type="float">
            <text:p>79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10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6" calcext:value-type="float">
            <text:p>79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10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" calcext:value-type="float">
            <text:p>79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10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4" calcext:value-type="float">
            <text:p>79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9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5" calcext:value-type="float">
            <text:p>80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9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9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" calcext:value-type="float">
            <text:p>80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6" calcext:value-type="float">
            <text:p>80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8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9" calcext:value-type="float">
            <text:p>80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8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8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1" calcext:value-type="float">
            <text:p>81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8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" calcext:value-type="float">
            <text:p>81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7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5" calcext:value-type="float">
            <text:p>8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7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74" calcext:value-type="float">
            <text:p>81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7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92" calcext:value-type="float">
            <text:p>8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7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1" calcext:value-type="float">
            <text:p>8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6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23" calcext:value-type="float">
            <text:p>82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6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3" calcext:value-type="float">
            <text:p>82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6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6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32" calcext:value-type="float">
            <text:p>82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5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33" calcext:value-type="float">
            <text:p>82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5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5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8" calcext:value-type="float">
            <text:p>81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5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75" calcext:value-type="float">
            <text:p>8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4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9" calcext:value-type="float">
            <text:p>81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4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5" calcext:value-type="float">
            <text:p>81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4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5" calcext:value-type="float">
            <text:p>81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5" calcext:value-type="float">
            <text:p>80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3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5" calcext:value-type="float">
            <text:p>80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3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5" calcext:value-type="float">
            <text:p>80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3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3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5" calcext:value-type="float">
            <text:p>80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4" calcext:value-type="float">
            <text:p>79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" calcext:value-type="float">
            <text:p>79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8" calcext:value-type="float">
            <text:p>79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9" calcext:value-type="float">
            <text:p>78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3" calcext:value-type="float">
            <text:p>78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4" calcext:value-type="float">
            <text:p>78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7-0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3" calcext:value-type="float">
            <text:p>78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6-1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6-1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6" calcext:value-type="float">
            <text:p>78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6-1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6" calcext:value-type="float">
            <text:p>78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6-1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8" calcext:value-type="float">
            <text:p>78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6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6-09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1" calcext:value-type="float">
            <text:p>80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6-09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68" calcext:value-type="float">
            <text:p>80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6-09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6" calcext:value-type="float">
            <text:p>8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6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2" calcext:value-type="float">
            <text:p>81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6-08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4" calcext:value-type="float">
            <text:p>81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6-08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76" calcext:value-type="float">
            <text:p>81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6-08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98" calcext:value-type="float">
            <text:p>8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6-08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2" calcext:value-type="float">
            <text:p>82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6-07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43" calcext:value-type="float">
            <text:p>82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6-07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7" calcext:value-type="float">
            <text:p>82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6-07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88" calcext:value-type="float">
            <text:p>82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6-07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96" calcext:value-type="float">
            <text:p>82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6-06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88" calcext:value-type="float">
            <text:p>82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6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39" calcext:value-type="float">
            <text:p>8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6-04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3" calcext:value-type="float">
            <text:p>80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6-04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4" calcext:value-type="float">
            <text:p>80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6-04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4" calcext:value-type="float">
            <text:p>80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6-04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" calcext:value-type="float">
            <text:p>79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6-03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4" calcext:value-type="float">
            <text:p>79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6-0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7" calcext:value-type="float">
            <text:p>78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6-0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1" calcext:value-type="float">
            <text:p>78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6-0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2" calcext:value-type="float">
            <text:p>78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6-0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9" calcext:value-type="float">
            <text:p>77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6-0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9" calcext:value-type="float">
            <text:p>77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6-0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7" calcext:value-type="float">
            <text:p>77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6-0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4" calcext:value-type="float">
            <text:p>78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6-0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" calcext:value-type="float">
            <text:p>78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1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8" calcext:value-type="float">
            <text:p>78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1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7" calcext:value-type="float">
            <text:p>78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1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" calcext:value-type="float">
            <text:p>78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1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6" calcext:value-type="float">
            <text:p>79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1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3" calcext:value-type="float">
            <text:p>79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1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" calcext:value-type="float">
            <text:p>79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1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3" calcext:value-type="float">
            <text:p>79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1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5" calcext:value-type="float">
            <text:p>79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10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7" calcext:value-type="float">
            <text:p>80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10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3" calcext:value-type="float">
            <text:p>80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10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6" calcext:value-type="float">
            <text:p>80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10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6" calcext:value-type="float">
            <text:p>80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9" calcext:value-type="float">
            <text:p>81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9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" calcext:value-type="float">
            <text:p>81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9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9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84" calcext:value-type="float">
            <text:p>81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8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1" calcext:value-type="float">
            <text:p>8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8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8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" calcext:value-type="float">
            <text:p>82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8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71" calcext:value-type="float">
            <text:p>82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86" calcext:value-type="float">
            <text:p>8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7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97" calcext:value-type="float">
            <text:p>82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7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7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08" calcext:value-type="float">
            <text:p>83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7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24" calcext:value-type="float">
            <text:p>83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7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22" calcext:value-type="float">
            <text:p>83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6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4" calcext:value-type="float">
            <text:p>83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6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65" calcext:value-type="float">
            <text:p>83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6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75" calcext:value-type="float">
            <text:p>83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6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5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25" calcext:value-type="float">
            <text:p>84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5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32" calcext:value-type="float">
            <text:p>84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5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38" calcext:value-type="float">
            <text:p>84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5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4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36" calcext:value-type="float">
            <text:p>84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4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18" calcext:value-type="float">
            <text:p>84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4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88" calcext:value-type="float">
            <text:p>83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4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6" calcext:value-type="float">
            <text:p>83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3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26" calcext:value-type="float">
            <text:p>83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3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76" calcext:value-type="float">
            <text:p>82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3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3" calcext:value-type="float">
            <text:p>82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3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79" calcext:value-type="float">
            <text:p>81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5" calcext:value-type="float">
            <text:p>81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68" calcext:value-type="float">
            <text:p>80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5" calcext:value-type="float">
            <text:p>80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1" calcext:value-type="float">
            <text:p>79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8" calcext:value-type="float">
            <text:p>79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1" calcext:value-type="float">
            <text:p>78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5-0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9" calcext:value-type="float">
            <text:p>78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4-1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2" calcext:value-type="float">
            <text:p>78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4-1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8" calcext:value-type="float">
            <text:p>77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4-1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5" calcext:value-type="float">
            <text:p>77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4-1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1" calcext:value-type="float">
            <text:p>77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4-10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2" calcext:value-type="float">
            <text:p>78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4-09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4" calcext:value-type="float">
            <text:p>79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4-08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7" calcext:value-type="float">
            <text:p>80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4-07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4-06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5" calcext:value-type="float">
            <text:p>81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4-05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3" calcext:value-type="float">
            <text:p>80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4-04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8" calcext:value-type="float">
            <text:p>8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4-03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1" calcext:value-type="float">
            <text:p>80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4-0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2" calcext:value-type="float">
            <text:p>79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4-0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7" calcext:value-type="float">
            <text:p>79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3-1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8" calcext:value-type="float">
            <text:p>80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3-1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95" calcext:value-type="float">
            <text:p>81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3-10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24" calcext:value-type="float">
            <text:p>83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3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82" calcext:value-type="float">
            <text:p>84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3-08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28" calcext:value-type="float">
            <text:p>87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3-07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55" calcext:value-type="float">
            <text:p>88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3-06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9.1" calcext:value-type="float">
            <text:p>89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3-05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7" calcext:value-type="float">
            <text:p>87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3-04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09" calcext:value-type="float">
            <text:p>86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3-03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4" calcext:value-type="float">
            <text:p>85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3-0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35" calcext:value-type="float">
            <text:p>84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3-0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7" calcext:value-type="float">
            <text:p>82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2-1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2-1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2" calcext:value-type="float">
            <text:p>77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2-10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8" calcext:value-type="float">
            <text:p>77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2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2" calcext:value-type="float">
            <text:p>78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2-08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9" calcext:value-type="float">
            <text:p>80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2" calcext:value-type="float">
            <text:p>81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2-06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32" calcext:value-type="float">
            <text:p>82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2-05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81" calcext:value-type="float">
            <text:p>82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2-04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2" calcext:value-type="float">
            <text:p>82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2-03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1" calcext:value-type="float">
            <text:p>81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2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3" calcext:value-type="float">
            <text:p>7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2-0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9" calcext:value-type="float">
            <text:p>77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1-1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3" calcext:value-type="float">
            <text:p>77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1-10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2" calcext:value-type="float">
            <text:p>77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1-10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9" calcext:value-type="float">
            <text:p>78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1-09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3" calcext:value-type="float">
            <text:p>79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1-08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8" calcext:value-type="float">
            <text:p>80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1-07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" calcext:value-type="float">
            <text:p>80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1-06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64" calcext:value-type="float">
            <text:p>80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1-05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1" calcext:value-type="float">
            <text:p>79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1-04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2" calcext:value-type="float">
            <text:p>78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1-03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5" calcext:value-type="float">
            <text:p>77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1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5" calcext:value-type="float">
            <text:p>77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1-0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9" calcext:value-type="float">
            <text:p>77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0-1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7" calcext:value-type="float">
            <text:p>78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0-1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4" calcext:value-type="float">
            <text:p>79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0-10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" calcext:value-type="float">
            <text:p>80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0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2" calcext:value-type="float">
            <text:p>8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0-08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38" calcext:value-type="float">
            <text:p>83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0-07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79" calcext:value-type="float">
            <text:p>84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0-06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45" calcext:value-type="float">
            <text:p>86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0-05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0-04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66" calcext:value-type="float">
            <text:p>87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0-03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2" calcext:value-type="float">
            <text:p>8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0-0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84" calcext:value-type="float">
            <text:p>83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80-0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99" calcext:value-type="float">
            <text:p>81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9-1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86" calcext:value-type="float">
            <text:p>81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9-1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12" calcext:value-type="float">
            <text:p>83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9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92" calcext:value-type="float">
            <text:p>84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9-09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18" calcext:value-type="float">
            <text:p>87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9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9.03" calcext:value-type="float">
            <text:p>89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9-07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1.38" calcext:value-type="float">
            <text:p>91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9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2.6" calcext:value-type="float">
            <text:p>92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9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2.25" calcext:value-type="float">
            <text:p>92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9-04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68" calcext:value-type="float">
            <text:p>87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9-03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02" calcext:value-type="float">
            <text:p>82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9-0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2" calcext:value-type="float">
            <text:p>79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9-0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8" calcext:value-type="float">
            <text:p>78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8-1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8-1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5" calcext:value-type="float">
            <text:p>79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8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5" calcext:value-type="float">
            <text:p>80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8-09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55" calcext:value-type="float">
            <text:p>82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8-08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93" calcext:value-type="float">
            <text:p>83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8-07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6" calcext:value-type="float">
            <text:p>85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8-06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77" calcext:value-type="float">
            <text:p>85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8-05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22" calcext:value-type="float">
            <text:p>84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8-04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94" calcext:value-type="float">
            <text:p>81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8-03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3" calcext:value-type="float">
            <text:p>79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8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8" calcext:value-type="float">
            <text:p>77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8-0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8" calcext:value-type="float">
            <text:p>76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7-1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7" calcext:value-type="float">
            <text:p>76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7-1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4" calcext:value-type="float">
            <text:p>77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7-10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9" calcext:value-type="float">
            <text:p>78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7-08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7" calcext:value-type="float">
            <text:p>79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7-07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5" calcext:value-type="float">
            <text:p>80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7-06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26" calcext:value-type="float">
            <text:p>82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7-04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33" calcext:value-type="float">
            <text:p>82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7-03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6" calcext:value-type="float">
            <text:p>80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7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2" calcext:value-type="float">
            <text:p>78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7-0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2" calcext:value-type="float">
            <text:p>75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7-0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41" calcext:value-type="float">
            <text:p>73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6-1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57" calcext:value-type="float">
            <text:p>72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6-1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56" calcext:value-type="float">
            <text:p>72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6-10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55" calcext:value-type="float">
            <text:p>72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6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92" calcext:value-type="float">
            <text:p>72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6-07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63" calcext:value-type="float">
            <text:p>73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22" calcext:value-type="float">
            <text:p>74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6-05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78" calcext:value-type="float">
            <text:p>74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6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9" calcext:value-type="float">
            <text:p>75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6-03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5" calcext:value-type="float">
            <text:p>76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6-0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7" calcext:value-type="float">
            <text:p>76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6-0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9" calcext:value-type="float">
            <text:p>77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1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7" calcext:value-type="float">
            <text:p>78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1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7" calcext:value-type="float">
            <text:p>79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1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4" calcext:value-type="float">
            <text:p>79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1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2" calcext:value-type="float">
            <text:p>80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" calcext:value-type="float">
            <text:p>80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1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1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9" calcext:value-type="float">
            <text:p>80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1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" calcext:value-type="float">
            <text:p>81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1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1" calcext:value-type="float">
            <text:p>81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10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96" calcext:value-type="float">
            <text:p>81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10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10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73" calcext:value-type="float">
            <text:p>82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10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13" calcext:value-type="float">
            <text:p>83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9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55" calcext:value-type="float">
            <text:p>83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9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98" calcext:value-type="float">
            <text:p>83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9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9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83" calcext:value-type="float">
            <text:p>84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25" calcext:value-type="float">
            <text:p>85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8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67" calcext:value-type="float">
            <text:p>85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8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02" calcext:value-type="float">
            <text:p>86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8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42" calcext:value-type="float">
            <text:p>86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8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82" calcext:value-type="float">
            <text:p>86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7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22" calcext:value-type="float">
            <text:p>87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7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52" calcext:value-type="float">
            <text:p>87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7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68" calcext:value-type="float">
            <text:p>87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7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85" calcext:value-type="float">
            <text:p>87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6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06" calcext:value-type="float">
            <text:p>88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6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22" calcext:value-type="float">
            <text:p>88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6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38" calcext:value-type="float">
            <text:p>88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6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39" calcext:value-type="float">
            <text:p>88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22" calcext:value-type="float">
            <text:p>88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5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93" calcext:value-type="float">
            <text:p>87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5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5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16" calcext:value-type="float">
            <text:p>87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5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76" calcext:value-type="float">
            <text:p>86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4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33" calcext:value-type="float">
            <text:p>86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4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84" calcext:value-type="float">
            <text:p>85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4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95" calcext:value-type="float">
            <text:p>84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4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23" calcext:value-type="float">
            <text:p>84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3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56" calcext:value-type="float">
            <text:p>83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3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83" calcext:value-type="float">
            <text:p>82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3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26" calcext:value-type="float">
            <text:p>82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3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78" calcext:value-type="float">
            <text:p>81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3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8" calcext:value-type="float">
            <text:p>81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2" calcext:value-type="float">
            <text:p>80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2" calcext:value-type="float">
            <text:p>80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7" calcext:value-type="float">
            <text:p>80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" calcext:value-type="float">
            <text:p>79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6" calcext:value-type="float">
            <text:p>79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6" calcext:value-type="float">
            <text:p>78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8" calcext:value-type="float">
            <text:p>78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5-0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4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3" calcext:value-type="float">
            <text:p>77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4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56" calcext:value-type="float">
            <text:p>74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4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53" calcext:value-type="float">
            <text:p>73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4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6" calcext:value-type="float">
            <text:p>73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4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15" calcext:value-type="float">
            <text:p>74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4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67" calcext:value-type="float">
            <text:p>74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4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99" calcext:value-type="float">
            <text:p>74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4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92" calcext:value-type="float">
            <text:p>74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4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33" calcext:value-type="float">
            <text:p>74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4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35" calcext:value-type="float">
            <text:p>73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4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76" calcext:value-type="float">
            <text:p>72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4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11" calcext:value-type="float">
            <text:p>72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3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2" calcext:value-type="float">
            <text:p>72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3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47" calcext:value-type="float">
            <text:p>72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3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74" calcext:value-type="float">
            <text:p>72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3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12" calcext:value-type="float">
            <text:p>73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3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46" calcext:value-type="float">
            <text:p>73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3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81" calcext:value-type="float">
            <text:p>7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3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28" calcext:value-type="float">
            <text:p>74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3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67" calcext:value-type="float">
            <text:p>74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3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" calcext:value-type="float">
            <text:p>75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3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9" calcext:value-type="float">
            <text:p>75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3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5" calcext:value-type="float">
            <text:p>76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3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66" calcext:value-type="float">
            <text:p>76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2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5" calcext:value-type="float">
            <text:p>77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2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7" calcext:value-type="float">
            <text:p>78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2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7" calcext:value-type="float">
            <text:p>79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2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2" calcext:value-type="float">
            <text:p>80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2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6" calcext:value-type="float">
            <text:p>81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2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2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94" calcext:value-type="float">
            <text:p>83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2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69" calcext:value-type="float">
            <text:p>84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2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81" calcext:value-type="float">
            <text:p>8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2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79" calcext:value-type="float">
            <text:p>81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2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7" calcext:value-type="float">
            <text:p>79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2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1" calcext:value-type="float">
            <text:p>78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1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6" calcext:value-type="float">
            <text:p>79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1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5" calcext:value-type="float">
            <text:p>80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1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1" calcext:value-type="float">
            <text:p>81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1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17" calcext:value-type="float">
            <text:p>82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1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72" calcext:value-type="float">
            <text:p>83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1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05" calcext:value-type="float">
            <text:p>85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1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16" calcext:value-type="float">
            <text:p>86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1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65" calcext:value-type="float">
            <text:p>86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1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43" calcext:value-type="float">
            <text:p>86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1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76" calcext:value-type="float">
            <text:p>84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1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19" calcext:value-type="float">
            <text:p>82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1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8" calcext:value-type="float">
            <text:p>80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0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7" calcext:value-type="float">
            <text:p>80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0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18" calcext:value-type="float">
            <text:p>82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0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57" calcext:value-type="float">
            <text:p>83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0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4" calcext:value-type="float">
            <text:p>85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0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0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07" calcext:value-type="float">
            <text:p>88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0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9.44" calcext:value-type="float">
            <text:p>89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0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9.89" calcext:value-type="float">
            <text:p>89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0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16" calcext:value-type="float">
            <text:p>88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0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07" calcext:value-type="float">
            <text:p>84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0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3" calcext:value-type="float">
            <text:p>8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70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4" calcext:value-type="float">
            <text:p>80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9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1" calcext:value-type="float">
            <text:p>81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9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22" calcext:value-type="float">
            <text:p>82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9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53" calcext:value-type="float">
            <text:p>83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9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57" calcext:value-type="float">
            <text:p>85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9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25" calcext:value-type="float">
            <text:p>87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9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9.38" calcext:value-type="float">
            <text:p>89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9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1.27" calcext:value-type="float">
            <text:p>9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9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3.31" calcext:value-type="float">
            <text:p>93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9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4.53" calcext:value-type="float">
            <text:p>94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9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3.71" calcext:value-type="float">
            <text:p>93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9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0.72" calcext:value-type="float">
            <text:p>90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9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91" calcext:value-type="float">
            <text:p>86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8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02" calcext:value-type="float">
            <text:p>85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8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96" calcext:value-type="float">
            <text:p>83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8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28" calcext:value-type="float">
            <text:p>8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8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1" calcext:value-type="float">
            <text:p>80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8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6" calcext:value-type="float">
            <text:p>80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8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2" calcext:value-type="float">
            <text:p>8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8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59" calcext:value-type="float">
            <text:p>82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8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05" calcext:value-type="float">
            <text:p>84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8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72" calcext:value-type="float">
            <text:p>84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8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57" calcext:value-type="float">
            <text:p>84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8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95" calcext:value-type="float">
            <text:p>82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8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6" calcext:value-type="float">
            <text:p>81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7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5" calcext:value-type="float">
            <text:p>80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7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" calcext:value-type="float">
            <text:p>80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7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6" calcext:value-type="float">
            <text:p>81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7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28" calcext:value-type="float">
            <text:p>8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7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65" calcext:value-type="float">
            <text:p>83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7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88" calcext:value-type="float">
            <text:p>84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7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39" calcext:value-type="float">
            <text:p>85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7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63" calcext:value-type="float">
            <text:p>85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7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94" calcext:value-type="float">
            <text:p>85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7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48" calcext:value-type="float">
            <text:p>85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7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12" calcext:value-type="float">
            <text:p>84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7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98" calcext:value-type="float">
            <text:p>8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6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9" calcext:value-type="float">
            <text:p>79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6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9" calcext:value-type="float">
            <text:p>79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6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9" calcext:value-type="float">
            <text:p>79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6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5" calcext:value-type="float">
            <text:p>80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6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2" calcext:value-type="float">
            <text:p>8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6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89" calcext:value-type="float">
            <text:p>82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6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8" calcext:value-type="float">
            <text:p>83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6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37" calcext:value-type="float">
            <text:p>84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6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96" calcext:value-type="float">
            <text:p>83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6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7" calcext:value-type="float">
            <text:p>8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6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3" calcext:value-type="float">
            <text:p>78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6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9" calcext:value-type="float">
            <text:p>76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5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5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2" calcext:value-type="float">
            <text:p>74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5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9" calcext:value-type="float">
            <text:p>73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5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5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97" calcext:value-type="float">
            <text:p>73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5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2" calcext:value-type="float">
            <text:p>74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5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66" calcext:value-type="float">
            <text:p>74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5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82" calcext:value-type="float">
            <text:p>74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5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81" calcext:value-type="float">
            <text:p>74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5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97" calcext:value-type="float">
            <text:p>74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5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33" calcext:value-type="float">
            <text:p>75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5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8" calcext:value-type="float">
            <text:p>75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4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64" calcext:value-type="float">
            <text:p>76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4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" calcext:value-type="float">
            <text:p>77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4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2" calcext:value-type="float">
            <text:p>78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4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4" calcext:value-type="float">
            <text:p>79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4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6" calcext:value-type="float">
            <text:p>80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4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43" calcext:value-type="float">
            <text:p>82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4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59" calcext:value-type="float">
            <text:p>82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4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7" calcext:value-type="float">
            <text:p>8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4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5" calcext:value-type="float">
            <text:p>80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4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7" calcext:value-type="float">
            <text:p>78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4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1" calcext:value-type="float">
            <text:p>78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4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" calcext:value-type="float">
            <text:p>77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3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5" calcext:value-type="float">
            <text:p>76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3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5" calcext:value-type="float">
            <text:p>77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3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1" calcext:value-type="float">
            <text:p>78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3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7" calcext:value-type="float">
            <text:p>78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3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4" calcext:value-type="float">
            <text:p>79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3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5" calcext:value-type="float">
            <text:p>80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3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5" calcext:value-type="float">
            <text:p>80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3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3" calcext:value-type="float">
            <text:p>79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3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1" calcext:value-type="float">
            <text:p>77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3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5" calcext:value-type="float">
            <text:p>76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3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3" calcext:value-type="float">
            <text:p>76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3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4" calcext:value-type="float">
            <text:p>76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2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9" calcext:value-type="float">
            <text:p>76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2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" calcext:value-type="float">
            <text:p>77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2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2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8" calcext:value-type="float">
            <text:p>79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2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6" calcext:value-type="float">
            <text:p>80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2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1" calcext:value-type="float">
            <text:p>80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2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82" calcext:value-type="float">
            <text:p>8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2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28" calcext:value-type="float">
            <text:p>8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2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98" calcext:value-type="float">
            <text:p>8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2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1" calcext:value-type="float">
            <text:p>80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2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4" calcext:value-type="float">
            <text:p>79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2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2" calcext:value-type="float">
            <text:p>78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1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3" calcext:value-type="float">
            <text:p>78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1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4" calcext:value-type="float">
            <text:p>79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1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" calcext:value-type="float">
            <text:p>80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1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28" calcext:value-type="float">
            <text:p>8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1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11" calcext:value-type="float">
            <text:p>84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1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24" calcext:value-type="float">
            <text:p>86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1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07" calcext:value-type="float">
            <text:p>88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1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9.9" calcext:value-type="float">
            <text:p>89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1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1.42" calcext:value-type="float">
            <text:p>9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1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2.03" calcext:value-type="float">
            <text:p>9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1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0.51" calcext:value-type="float">
            <text:p>90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1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55" calcext:value-type="float">
            <text:p>86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0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2" calcext:value-type="float">
            <text:p>80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0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" calcext:value-type="float">
            <text:p>77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0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9" calcext:value-type="float">
            <text:p>76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0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5" calcext:value-type="float">
            <text:p>76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0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1" calcext:value-type="float">
            <text:p>78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0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2" calcext:value-type="float">
            <text:p>78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0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8" calcext:value-type="float">
            <text:p>79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0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1" calcext:value-type="float">
            <text:p>79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0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2" calcext:value-type="float">
            <text:p>78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0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6" calcext:value-type="float">
            <text:p>77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0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1" calcext:value-type="float">
            <text:p>77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60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1" calcext:value-type="float">
            <text:p>78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9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2" calcext:value-type="float">
            <text:p>78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9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4" calcext:value-type="float">
            <text:p>79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9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6" calcext:value-type="float">
            <text:p>80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9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9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65" calcext:value-type="float">
            <text:p>83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9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48" calcext:value-type="float">
            <text:p>85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9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16" calcext:value-type="float">
            <text:p>87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9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99" calcext:value-type="float">
            <text:p>88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9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0.36" calcext:value-type="float">
            <text:p>90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9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1.42" calcext:value-type="float">
            <text:p>9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9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0.82" calcext:value-type="float">
            <text:p>90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9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55" calcext:value-type="float">
            <text:p>86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8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11" calcext:value-type="float">
            <text:p>84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8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19" calcext:value-type="float">
            <text:p>83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8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7" calcext:value-type="float">
            <text:p>82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8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89" calcext:value-type="float">
            <text:p>82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8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59" calcext:value-type="float">
            <text:p>82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8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7" calcext:value-type="float">
            <text:p>8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8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2" calcext:value-type="float">
            <text:p>80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8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5" calcext:value-type="float">
            <text:p>80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8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4" calcext:value-type="float">
            <text:p>79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8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1" calcext:value-type="float">
            <text:p>78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8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9" calcext:value-type="float">
            <text:p>76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8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6" calcext:value-type="float">
            <text:p>75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7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7" calcext:value-type="float">
            <text:p>75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7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8" calcext:value-type="float">
            <text:p>75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7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9" calcext:value-type="float">
            <text:p>76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7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" calcext:value-type="float">
            <text:p>77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7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7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3" calcext:value-type="float">
            <text:p>79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7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5" calcext:value-type="float">
            <text:p>80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7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5" calcext:value-type="float">
            <text:p>80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7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3" calcext:value-type="float">
            <text:p>81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7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4" calcext:value-type="float">
            <text:p>79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7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7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9" calcext:value-type="float">
            <text:p>76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6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7" calcext:value-type="float">
            <text:p>75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6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66" calcext:value-type="float">
            <text:p>74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6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86" calcext:value-type="float">
            <text:p>74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6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7" calcext:value-type="float">
            <text:p>75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6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8" calcext:value-type="float">
            <text:p>75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6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9" calcext:value-type="float">
            <text:p>76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6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9" calcext:value-type="float">
            <text:p>76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2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9" calcext:value-type="float">
            <text:p>76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2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73" calcext:value-type="float">
            <text:p>83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2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53" calcext:value-type="float">
            <text:p>82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2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6" calcext:value-type="float">
            <text:p>81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2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9" calcext:value-type="float">
            <text:p>79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1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3" calcext:value-type="float">
            <text:p>79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1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7" calcext:value-type="float">
            <text:p>86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1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9.14" calcext:value-type="float">
            <text:p>89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1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9.96" calcext:value-type="float">
            <text:p>89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1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76" calcext:value-type="float">
            <text:p>87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1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89" calcext:value-type="float">
            <text:p>82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1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6" calcext:value-type="float">
            <text:p>78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0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2" calcext:value-type="float">
            <text:p>7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0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35" calcext:value-type="float">
            <text:p>74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0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74" calcext:value-type="float">
            <text:p>73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0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15" calcext:value-type="float">
            <text:p>74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0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34" calcext:value-type="float">
            <text:p>75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0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8" calcext:value-type="float">
            <text:p>75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0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3" calcext:value-type="float">
            <text:p>76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0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3" calcext:value-type="float">
            <text:p>75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0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3" calcext:value-type="float">
            <text:p>75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0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2" calcext:value-type="float">
            <text:p>75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0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43" calcext:value-type="float">
            <text:p>74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50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41" calcext:value-type="float">
            <text:p>73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9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08" calcext:value-type="float">
            <text:p>73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9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24" calcext:value-type="float">
            <text:p>73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9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88" calcext:value-type="float">
            <text:p>72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9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44" calcext:value-type="float">
            <text:p>73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9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1" calcext:value-type="float">
            <text:p>74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9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6" calcext:value-type="float">
            <text:p>75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9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7" calcext:value-type="float">
            <text:p>75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9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7" calcext:value-type="float">
            <text:p>75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9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3" calcext:value-type="float">
            <text:p>75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9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01" calcext:value-type="float">
            <text:p>75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9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57" calcext:value-type="float">
            <text:p>74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9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94" calcext:value-type="float">
            <text:p>73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8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38" calcext:value-type="float">
            <text:p>73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8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35" calcext:value-type="float">
            <text:p>73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8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57" calcext:value-type="float">
            <text:p>73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8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85" calcext:value-type="float">
            <text:p>73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8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17" calcext:value-type="float">
            <text:p>74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8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55" calcext:value-type="float">
            <text:p>74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8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87" calcext:value-type="float">
            <text:p>74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8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02" calcext:value-type="float">
            <text:p>75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8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9" calcext:value-type="float">
            <text:p>75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8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6" calcext:value-type="float">
            <text:p>75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8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34" calcext:value-type="float">
            <text:p>75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8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7" calcext:value-type="float">
            <text:p>76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7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6" calcext:value-type="float">
            <text:p>77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7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9" calcext:value-type="float">
            <text:p>78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7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4" calcext:value-type="float">
            <text:p>79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7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8" calcext:value-type="float">
            <text:p>80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7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52" calcext:value-type="float">
            <text:p>82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7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08" calcext:value-type="float">
            <text:p>85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7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8" calcext:value-type="float">
            <text:p>87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7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9.49" calcext:value-type="float">
            <text:p>89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7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85" calcext:value-type="float">
            <text:p>88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7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5" calcext:value-type="float">
            <text:p>80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7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2" calcext:value-type="float">
            <text:p>77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7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1" calcext:value-type="float">
            <text:p>76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6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02" calcext:value-type="float">
            <text:p>75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6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23" calcext:value-type="float">
            <text:p>74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6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55" calcext:value-type="float">
            <text:p>74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6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06" calcext:value-type="float">
            <text:p>75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6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6" calcext:value-type="float">
            <text:p>75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6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3" calcext:value-type="float">
            <text:p>75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6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6" calcext:value-type="float">
            <text:p>76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6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3" calcext:value-type="float">
            <text:p>75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6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1" calcext:value-type="float">
            <text:p>75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6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01" calcext:value-type="float">
            <text:p>74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6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17" calcext:value-type="float">
            <text:p>73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6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27" calcext:value-type="float">
            <text:p>73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5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36" calcext:value-type="float">
            <text:p>73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5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59" calcext:value-type="float">
            <text:p>73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5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17" calcext:value-type="float">
            <text:p>74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5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5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3" calcext:value-type="float">
            <text:p>75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5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1" calcext:value-type="float">
            <text:p>76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5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8" calcext:value-type="float">
            <text:p>76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5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5" calcext:value-type="float">
            <text:p>76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5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2" calcext:value-type="float">
            <text:p>75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5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87" calcext:value-type="float">
            <text:p>74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5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62" calcext:value-type="float">
            <text:p>73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5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73" calcext:value-type="float">
            <text:p>72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4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4" calcext:value-type="float">
            <text:p>72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4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74" calcext:value-type="float">
            <text:p>72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4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97" calcext:value-type="float">
            <text:p>72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4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22" calcext:value-type="float">
            <text:p>73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4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52" calcext:value-type="float">
            <text:p>73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4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95" calcext:value-type="float">
            <text:p>73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4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92" calcext:value-type="float">
            <text:p>73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4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24" calcext:value-type="float">
            <text:p>74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4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21" calcext:value-type="float">
            <text:p>74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4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28" calcext:value-type="float">
            <text:p>74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4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61" calcext:value-type="float">
            <text:p>74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4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9" calcext:value-type="float">
            <text:p>75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3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7" calcext:value-type="float">
            <text:p>75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3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" calcext:value-type="float">
            <text:p>76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3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2" calcext:value-type="float">
            <text:p>77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3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5" calcext:value-type="float">
            <text:p>77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3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2" calcext:value-type="float">
            <text:p>78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3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" calcext:value-type="float">
            <text:p>79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3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8" calcext:value-type="float">
            <text:p>80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3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6" calcext:value-type="float">
            <text:p>81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3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9" calcext:value-type="float">
            <text:p>8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3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9" calcext:value-type="float">
            <text:p>80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3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8" calcext:value-type="float">
            <text:p>7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3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2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7" calcext:value-type="float">
            <text:p>75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2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3" calcext:value-type="float">
            <text:p>76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2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6" calcext:value-type="float">
            <text:p>77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2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5" calcext:value-type="float">
            <text:p>77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2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8" calcext:value-type="float">
            <text:p>78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2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7" calcext:value-type="float">
            <text:p>79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2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5" calcext:value-type="float">
            <text:p>80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2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2" calcext:value-type="float">
            <text:p>80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2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9" calcext:value-type="float">
            <text:p>80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2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4" calcext:value-type="float">
            <text:p>79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2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5" calcext:value-type="float">
            <text:p>78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2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1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" calcext:value-type="float">
            <text:p>78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1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4" calcext:value-type="float">
            <text:p>80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1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7" calcext:value-type="float">
            <text:p>8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1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77" calcext:value-type="float">
            <text:p>82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1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26" calcext:value-type="float">
            <text:p>84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1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75" calcext:value-type="float">
            <text:p>85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1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35" calcext:value-type="float">
            <text:p>87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1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63" calcext:value-type="float">
            <text:p>87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1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56" calcext:value-type="float">
            <text:p>87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1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31" calcext:value-type="float">
            <text:p>83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1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2" calcext:value-type="float">
            <text:p>79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1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7" calcext:value-type="float">
            <text:p>77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0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1" calcext:value-type="float">
            <text:p>77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0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4" calcext:value-type="float">
            <text:p>78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0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8" calcext:value-type="float">
            <text:p>79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0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9" calcext:value-type="float">
            <text:p>81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0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04" calcext:value-type="float">
            <text:p>83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0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84" calcext:value-type="float">
            <text:p>84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0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63" calcext:value-type="float">
            <text:p>86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0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98" calcext:value-type="float">
            <text:p>87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0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64" calcext:value-type="float">
            <text:p>87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0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66" calcext:value-type="float">
            <text:p>84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0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74" calcext:value-type="float">
            <text:p>81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40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9" calcext:value-type="float">
            <text:p>81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9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3" calcext:value-type="float">
            <text:p>81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9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6" calcext:value-type="float">
            <text:p>81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9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92" calcext:value-type="float">
            <text:p>8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9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81" calcext:value-type="float">
            <text:p>82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9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9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98" calcext:value-type="float">
            <text:p>84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9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56" calcext:value-type="float">
            <text:p>85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9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07" calcext:value-type="float">
            <text:p>85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9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43" calcext:value-type="float">
            <text:p>84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9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19" calcext:value-type="float">
            <text:p>83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9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" calcext:value-type="float">
            <text:p>79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9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8" calcext:value-type="float">
            <text:p>77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8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3" calcext:value-type="float">
            <text:p>77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8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2" calcext:value-type="float">
            <text:p>78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8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" calcext:value-type="float">
            <text:p>79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8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4" calcext:value-type="float">
            <text:p>80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8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43" calcext:value-type="float">
            <text:p>8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8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07" calcext:value-type="float">
            <text:p>83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8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77" calcext:value-type="float">
            <text:p>8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8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39" calcext:value-type="float">
            <text:p>86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8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91" calcext:value-type="float">
            <text:p>87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8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49" calcext:value-type="float">
            <text:p>88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8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24" calcext:value-type="float">
            <text:p>87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8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28" calcext:value-type="float">
            <text:p>85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7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94" calcext:value-type="float">
            <text:p>81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7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8" calcext:value-type="float">
            <text:p>8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7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98" calcext:value-type="float">
            <text:p>8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7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79" calcext:value-type="float">
            <text:p>83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7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45" calcext:value-type="float">
            <text:p>85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7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25" calcext:value-type="float">
            <text:p>87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7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7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9.34" calcext:value-type="float">
            <text:p>89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7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9.76" calcext:value-type="float">
            <text:p>89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7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52" calcext:value-type="float">
            <text:p>88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7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97" calcext:value-type="float">
            <text:p>85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7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53" calcext:value-type="float">
            <text:p>82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6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7" calcext:value-type="float">
            <text:p>8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6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6" calcext:value-type="float">
            <text:p>8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6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6" calcext:value-type="float">
            <text:p>81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6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16" calcext:value-type="float">
            <text:p>82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6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15" calcext:value-type="float">
            <text:p>82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6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14" calcext:value-type="float">
            <text:p>82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6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74" calcext:value-type="float">
            <text:p>82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6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11" calcext:value-type="float">
            <text:p>83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6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4" calcext:value-type="float">
            <text:p>82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6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65" calcext:value-type="float">
            <text:p>80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6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" calcext:value-type="float">
            <text:p>78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6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6" calcext:value-type="float">
            <text:p>76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5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4" calcext:value-type="float">
            <text:p>75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5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3" calcext:value-type="float">
            <text:p>75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5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7" calcext:value-type="float">
            <text:p>75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5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7" calcext:value-type="float">
            <text:p>76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5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7" calcext:value-type="float">
            <text:p>76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5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6" calcext:value-type="float">
            <text:p>76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5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3" calcext:value-type="float">
            <text:p>76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5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7" calcext:value-type="float">
            <text:p>77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5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6" calcext:value-type="float">
            <text:p>76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5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3" calcext:value-type="float">
            <text:p>75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5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76" calcext:value-type="float">
            <text:p>74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5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4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78" calcext:value-type="float">
            <text:p>74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4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98" calcext:value-type="float">
            <text:p>74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4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7" calcext:value-type="float">
            <text:p>75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4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1" calcext:value-type="float">
            <text:p>75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4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1" calcext:value-type="float">
            <text:p>75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4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3" calcext:value-type="float">
            <text:p>76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4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7" calcext:value-type="float">
            <text:p>76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4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7" calcext:value-type="float">
            <text:p>76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4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4" calcext:value-type="float">
            <text:p>76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4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1" calcext:value-type="float">
            <text:p>77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4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6" calcext:value-type="float">
            <text:p>78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4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1" calcext:value-type="float">
            <text:p>78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3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6" calcext:value-type="float">
            <text:p>79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3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2" calcext:value-type="float">
            <text:p>80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3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2" calcext:value-type="float">
            <text:p>81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3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08" calcext:value-type="float">
            <text:p>8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3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06" calcext:value-type="float">
            <text:p>83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3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81" calcext:value-type="float">
            <text:p>8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3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3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09" calcext:value-type="float">
            <text:p>84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3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48" calcext:value-type="float">
            <text:p>83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3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4" calcext:value-type="float">
            <text:p>82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3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3" calcext:value-type="float">
            <text:p>81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3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6" calcext:value-type="float">
            <text:p>81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2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" calcext:value-type="float">
            <text:p>81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2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9" calcext:value-type="float">
            <text:p>8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2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81" calcext:value-type="float">
            <text:p>82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2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96" calcext:value-type="float">
            <text:p>83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2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74" calcext:value-type="float">
            <text:p>84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2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11" calcext:value-type="float">
            <text:p>85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2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39" calcext:value-type="float">
            <text:p>84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2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92" calcext:value-type="float">
            <text:p>84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2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27" calcext:value-type="float">
            <text:p>84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2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87" calcext:value-type="float">
            <text:p>84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2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55" calcext:value-type="float">
            <text:p>84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2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25" calcext:value-type="float">
            <text:p>84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1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19" calcext:value-type="float">
            <text:p>84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1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64" calcext:value-type="float">
            <text:p>84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1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93" calcext:value-type="float">
            <text:p>84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1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07" calcext:value-type="float">
            <text:p>85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1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42" calcext:value-type="float">
            <text:p>85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1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33" calcext:value-type="float">
            <text:p>86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1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93" calcext:value-type="float">
            <text:p>86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1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92" calcext:value-type="float">
            <text:p>86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1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91" calcext:value-type="float">
            <text:p>86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1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99" calcext:value-type="float">
            <text:p>85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1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54" calcext:value-type="float">
            <text:p>83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1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" calcext:value-type="float">
            <text:p>81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0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7" calcext:value-type="float">
            <text:p>80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0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6" calcext:value-type="float">
            <text:p>80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0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99" calcext:value-type="float">
            <text:p>80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0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89" calcext:value-type="float">
            <text:p>81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0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79" calcext:value-type="float">
            <text:p>82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0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0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15" calcext:value-type="float">
            <text:p>84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0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14" calcext:value-type="float">
            <text:p>84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0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77" calcext:value-type="float">
            <text:p>83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0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4" calcext:value-type="float">
            <text:p>82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0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30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" calcext:value-type="float">
            <text:p>78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9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7" calcext:value-type="float">
            <text:p>76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9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9" calcext:value-type="float">
            <text:p>77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9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7" calcext:value-type="float">
            <text:p>78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9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7" calcext:value-type="float">
            <text:p>78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9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2" calcext:value-type="float">
            <text:p>79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9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3" calcext:value-type="float">
            <text:p>80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9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3" calcext:value-type="float">
            <text:p>80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9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7" calcext:value-type="float">
            <text:p>8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9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6" calcext:value-type="float">
            <text:p>81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9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7" calcext:value-type="float">
            <text:p>80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9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5" calcext:value-type="float">
            <text:p>80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9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4" calcext:value-type="float">
            <text:p>79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8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4" calcext:value-type="float">
            <text:p>80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8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9" calcext:value-type="float">
            <text:p>8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8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8" calcext:value-type="float">
            <text:p>82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8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24" calcext:value-type="float">
            <text:p>84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8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75" calcext:value-type="float">
            <text:p>85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8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37" calcext:value-type="float">
            <text:p>87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8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98" calcext:value-type="float">
            <text:p>88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8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0.73" calcext:value-type="float">
            <text:p>90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8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2.24" calcext:value-type="float">
            <text:p>92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8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3.3" calcext:value-type="float">
            <text:p>93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8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2.07" calcext:value-type="float">
            <text:p>92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8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49" calcext:value-type="float">
            <text:p>87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7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91" calcext:value-type="float">
            <text:p>82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7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14" calcext:value-type="float">
            <text:p>82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7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33" calcext:value-type="float">
            <text:p>82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7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45" calcext:value-type="float">
            <text:p>83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7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52" calcext:value-type="float">
            <text:p>84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7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83" calcext:value-type="float">
            <text:p>85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7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04" calcext:value-type="float">
            <text:p>87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7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13" calcext:value-type="float">
            <text:p>87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7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45" calcext:value-type="float">
            <text:p>85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7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38" calcext:value-type="float">
            <text:p>82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7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4" calcext:value-type="float">
            <text:p>80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7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2" calcext:value-type="float">
            <text:p>80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6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2" calcext:value-type="float">
            <text:p>80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6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62" calcext:value-type="float">
            <text:p>80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6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2" calcext:value-type="float">
            <text:p>8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6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6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61" calcext:value-type="float">
            <text:p>83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6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81" calcext:value-type="float">
            <text:p>84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6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62" calcext:value-type="float">
            <text:p>85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6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22" calcext:value-type="float">
            <text:p>86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6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41" calcext:value-type="float">
            <text:p>86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6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78" calcext:value-type="float">
            <text:p>84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6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1" calcext:value-type="float">
            <text:p>81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6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8" calcext:value-type="float">
            <text:p>79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5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1" calcext:value-type="float">
            <text:p>79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5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1" calcext:value-type="float">
            <text:p>79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5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1" calcext:value-type="float">
            <text:p>80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5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82" calcext:value-type="float">
            <text:p>8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5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19" calcext:value-type="float">
            <text:p>83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5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6" calcext:value-type="float">
            <text:p>84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5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11" calcext:value-type="float">
            <text:p>86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5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42" calcext:value-type="float">
            <text:p>87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5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92" calcext:value-type="float">
            <text:p>87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5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8" calcext:value-type="float">
            <text:p>85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5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59" calcext:value-type="float">
            <text:p>82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5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9" calcext:value-type="float">
            <text:p>79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4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4" calcext:value-type="float">
            <text:p>77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4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6" calcext:value-type="float">
            <text:p>76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4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5" calcext:value-type="float">
            <text:p>76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4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6" calcext:value-type="float">
            <text:p>77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4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5" calcext:value-type="float">
            <text:p>77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4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6" calcext:value-type="float">
            <text:p>77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4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4" calcext:value-type="float">
            <text:p>76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4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2" calcext:value-type="float">
            <text:p>76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4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2" calcext:value-type="float">
            <text:p>75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4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73" calcext:value-type="float">
            <text:p>74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4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4" calcext:value-type="float">
            <text:p>73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4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12" calcext:value-type="float">
            <text:p>72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3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81" calcext:value-type="float">
            <text:p>71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3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93" calcext:value-type="float">
            <text:p>71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3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3" calcext:value-type="float">
            <text:p>72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3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64" calcext:value-type="float">
            <text:p>72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3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14" calcext:value-type="float">
            <text:p>73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3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36" calcext:value-type="float">
            <text:p>73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3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71" calcext:value-type="float">
            <text:p>73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3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38" calcext:value-type="float">
            <text:p>73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3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49" calcext:value-type="float">
            <text:p>72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3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26" calcext:value-type="float">
            <text:p>71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3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3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2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2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0.99" calcext:value-type="float">
            <text:p>70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2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0.98" calcext:value-type="float">
            <text:p>70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2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33" calcext:value-type="float">
            <text:p>7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2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32" calcext:value-type="float">
            <text:p>71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2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31" calcext:value-type="float">
            <text:p>71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2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3" calcext:value-type="float">
            <text:p>71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2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24" calcext:value-type="float">
            <text:p>71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2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15" calcext:value-type="float">
            <text:p>71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2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09" calcext:value-type="float">
            <text:p>71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2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41" calcext:value-type="float">
            <text:p>71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2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65" calcext:value-type="float">
            <text:p>7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1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08" calcext:value-type="float">
            <text:p>7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1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4" calcext:value-type="float">
            <text:p>72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1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2" calcext:value-type="float">
            <text:p>73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1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7" calcext:value-type="float">
            <text:p>73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1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22" calcext:value-type="float">
            <text:p>74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1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77" calcext:value-type="float">
            <text:p>7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1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37" calcext:value-type="float">
            <text:p>75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1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9" calcext:value-type="float">
            <text:p>75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1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1" calcext:value-type="float">
            <text:p>76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1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1" calcext:value-type="float">
            <text:p>76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1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1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2" calcext:value-type="float">
            <text:p>77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0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6" calcext:value-type="float">
            <text:p>78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0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1" calcext:value-type="float">
            <text:p>79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0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4" calcext:value-type="float">
            <text:p>80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0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75" calcext:value-type="float">
            <text:p>81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0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9" calcext:value-type="float">
            <text:p>82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0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54" calcext:value-type="float">
            <text:p>83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0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18" calcext:value-type="float">
            <text:p>84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0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57" calcext:value-type="float">
            <text:p>84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0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39" calcext:value-type="float">
            <text:p>84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0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91" calcext:value-type="float">
            <text:p>83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0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57" calcext:value-type="float">
            <text:p>82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20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87" calcext:value-type="float">
            <text:p>81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9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91" calcext:value-type="float">
            <text:p>82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9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16" calcext:value-type="float">
            <text:p>84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9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95" calcext:value-type="float">
            <text:p>84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9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34" calcext:value-type="float">
            <text:p>88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9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0.8" calcext:value-type="float">
            <text:p>90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9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2.92" calcext:value-type="float">
            <text:p>92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9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4.52" calcext:value-type="float">
            <text:p>94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9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5.47" calcext:value-type="float">
            <text:p>95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9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5.19" calcext:value-type="float">
            <text:p>95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9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1.87" calcext:value-type="float">
            <text:p>91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9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6" calcext:value-type="float">
            <text:p>88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9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83" calcext:value-type="float">
            <text:p>88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8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53" calcext:value-type="float">
            <text:p>88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8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9.27" calcext:value-type="float">
            <text:p>89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8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0.6" calcext:value-type="float">
            <text:p>90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8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2.15" calcext:value-type="float">
            <text:p>92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8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3.83" calcext:value-type="float">
            <text:p>93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8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5.82" calcext:value-type="float">
            <text:p>95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8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8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6.82" calcext:value-type="float">
            <text:p>96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8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7.72" calcext:value-type="float">
            <text:p>97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8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7.51" calcext:value-type="float">
            <text:p>97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8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6.83" calcext:value-type="float">
            <text:p>96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8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6.17" calcext:value-type="float">
            <text:p>96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7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6.05" calcext:value-type="float">
            <text:p>96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7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5.78" calcext:value-type="float">
            <text:p>95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7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6.42" calcext:value-type="float">
            <text:p>96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7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7.72" calcext:value-type="float">
            <text:p>97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7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8.51" calcext:value-type="float">
            <text:p>98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7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8.97" calcext:value-type="float">
            <text:p>98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7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9.05" calcext:value-type="float">
            <text:p>9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7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8.77" calcext:value-type="float">
            <text:p>98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7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7.44" calcext:value-type="float">
            <text:p>97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7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7.11" calcext:value-type="float">
            <text:p>97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7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4.68" calcext:value-type="float">
            <text:p>94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7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3.89" calcext:value-type="float">
            <text:p>93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6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4.96" calcext:value-type="float">
            <text:p>94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6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6.32" calcext:value-type="float">
            <text:p>96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6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4.73" calcext:value-type="float">
            <text:p>94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6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2.83" calcext:value-type="float">
            <text:p>92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6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1.04" calcext:value-type="float">
            <text:p>91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6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9.24" calcext:value-type="float">
            <text:p>89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6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0.82" calcext:value-type="float">
            <text:p>90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6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9.82" calcext:value-type="float">
            <text:p>89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6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7" calcext:value-type="float">
            <text:p>81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6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58" calcext:value-type="float">
            <text:p>81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6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97" calcext:value-type="float">
            <text:p>83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6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5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07" calcext:value-type="float">
            <text:p>83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5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88" calcext:value-type="float">
            <text:p>8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5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6" calcext:value-type="float">
            <text:p>80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5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6" calcext:value-type="float">
            <text:p>79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5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86" calcext:value-type="float">
            <text:p>80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5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16" calcext:value-type="float">
            <text:p>82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5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55" calcext:value-type="float">
            <text:p>84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5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5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2" calcext:value-type="float">
            <text:p>82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5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4" calcext:value-type="float">
            <text:p>75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5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4" calcext:value-type="float">
            <text:p>72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5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41" calcext:value-type="float">
            <text:p>71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4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67" calcext:value-type="float">
            <text:p>71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4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8" calcext:value-type="float">
            <text:p>72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4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74" calcext:value-type="float">
            <text:p>73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4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53" calcext:value-type="float">
            <text:p>74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4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99" calcext:value-type="float">
            <text:p>74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4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6" calcext:value-type="float">
            <text:p>75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4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98" calcext:value-type="float">
            <text:p>74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4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91" calcext:value-type="float">
            <text:p>73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4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11" calcext:value-type="float">
            <text:p>73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4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11" calcext:value-type="float">
            <text:p>73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4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7" calcext:value-type="float">
            <text:p>73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4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19" calcext:value-type="float">
            <text:p>74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3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8" calcext:value-type="float">
            <text:p>75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3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3" calcext:value-type="float">
            <text:p>76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3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3" calcext:value-type="float">
            <text:p>77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3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3" calcext:value-type="float">
            <text:p>79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3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5" calcext:value-type="float">
            <text:p>79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3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" calcext:value-type="float">
            <text:p>81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3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06" calcext:value-type="float">
            <text:p>83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3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99" calcext:value-type="float">
            <text:p>82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3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66" calcext:value-type="float">
            <text:p>82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3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3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1" calcext:value-type="float">
            <text:p>77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3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" calcext:value-type="float">
            <text:p>76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2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2" calcext:value-type="float">
            <text:p>75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2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85" calcext:value-type="float">
            <text:p>75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2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2" calcext:value-type="float">
            <text:p>76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2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9" calcext:value-type="float">
            <text:p>77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2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9" calcext:value-type="float">
            <text:p>79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2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5" calcext:value-type="float">
            <text:p>81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2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3" calcext:value-type="float">
            <text:p>81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2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6" calcext:value-type="float">
            <text:p>79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2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3" calcext:value-type="float">
            <text:p>77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2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49" calcext:value-type="float">
            <text:p>74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2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25" calcext:value-type="float">
            <text:p>73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2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35" calcext:value-type="float">
            <text:p>73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1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87" calcext:value-type="float">
            <text:p>73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1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" calcext:value-type="float">
            <text:p>75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1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6" calcext:value-type="float">
            <text:p>76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1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6" calcext:value-type="float">
            <text:p>78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1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9" calcext:value-type="float">
            <text:p>78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1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1" calcext:value-type="float">
            <text:p>79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1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8" calcext:value-type="float">
            <text:p>79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1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8" calcext:value-type="float">
            <text:p>80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1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2" calcext:value-type="float">
            <text:p>80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1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9" calcext:value-type="float">
            <text:p>79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1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68" calcext:value-type="float">
            <text:p>7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1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79" calcext:value-type="float">
            <text:p>74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0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09" calcext:value-type="float">
            <text:p>75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0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34" calcext:value-type="float">
            <text:p>76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0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1" calcext:value-type="float">
            <text:p>77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0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5" calcext:value-type="float">
            <text:p>77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0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5" calcext:value-type="float">
            <text:p>79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0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9" calcext:value-type="float">
            <text:p>80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0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7" calcext:value-type="float">
            <text:p>80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0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4" calcext:value-type="float">
            <text:p>79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0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5" calcext:value-type="float">
            <text:p>77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0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36" calcext:value-type="float">
            <text:p>75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0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96" calcext:value-type="float">
            <text:p>74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10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97" calcext:value-type="float">
            <text:p>71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9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9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0.94" calcext:value-type="float">
            <text:p>70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9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32" calcext:value-type="float">
            <text:p>71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9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76" calcext:value-type="float">
            <text:p>71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9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02" calcext:value-type="float">
            <text:p>72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9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97" calcext:value-type="float">
            <text:p>71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9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2" calcext:value-type="float">
            <text:p>72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9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08" calcext:value-type="float">
            <text:p>72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9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0.69" calcext:value-type="float">
            <text:p>70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9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0.82" calcext:value-type="float">
            <text:p>70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9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97" calcext:value-type="float">
            <text:p>71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9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91" calcext:value-type="float">
            <text:p>72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8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88" calcext:value-type="float">
            <text:p>73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8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25" calcext:value-type="float">
            <text:p>74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8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4" calcext:value-type="float">
            <text:p>7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8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3" calcext:value-type="float">
            <text:p>76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8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8" calcext:value-type="float">
            <text:p>77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8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6" calcext:value-type="float">
            <text:p>77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8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6" calcext:value-type="float">
            <text:p>77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8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88" calcext:value-type="float">
            <text:p>74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8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39" calcext:value-type="float">
            <text:p>73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8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99" calcext:value-type="float">
            <text:p>71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8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2" calcext:value-type="float">
            <text:p>7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8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76" calcext:value-type="float">
            <text:p>71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7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49" calcext:value-type="float">
            <text:p>72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7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31" calcext:value-type="float">
            <text:p>73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7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02" calcext:value-type="float">
            <text:p>74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7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36" calcext:value-type="float">
            <text:p>74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7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54" calcext:value-type="float">
            <text:p>74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7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72" calcext:value-type="float">
            <text:p>74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7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7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78" calcext:value-type="float">
            <text:p>74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7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96" calcext:value-type="float">
            <text:p>74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7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38" calcext:value-type="float">
            <text:p>74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7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35" calcext:value-type="float">
            <text:p>73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7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55" calcext:value-type="float">
            <text:p>71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6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0.82" calcext:value-type="float">
            <text:p>70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6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0.85" calcext:value-type="float">
            <text:p>70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6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84" calcext:value-type="float">
            <text:p>71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6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04" calcext:value-type="float">
            <text:p>72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6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42" calcext:value-type="float">
            <text:p>73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6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01" calcext:value-type="float">
            <text:p>74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6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32" calcext:value-type="float">
            <text:p>74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6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29" calcext:value-type="float">
            <text:p>7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6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89" calcext:value-type="float">
            <text:p>73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6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35" calcext:value-type="float">
            <text:p>72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6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26" calcext:value-type="float">
            <text:p>71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6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14" calcext:value-type="float">
            <text:p>71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5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4" calcext:value-type="float">
            <text:p>71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5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65" calcext:value-type="float">
            <text:p>7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5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22" calcext:value-type="float">
            <text:p>72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5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71" calcext:value-type="float">
            <text:p>72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5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19" calcext:value-type="float">
            <text:p>73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5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78" calcext:value-type="float">
            <text:p>73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5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19" calcext:value-type="float">
            <text:p>74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5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12" calcext:value-type="float">
            <text:p>74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5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95" calcext:value-type="float">
            <text:p>73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5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03" calcext:value-type="float">
            <text:p>74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5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57" calcext:value-type="float">
            <text:p>74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5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6" calcext:value-type="float">
            <text:p>75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4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5" calcext:value-type="float">
            <text:p>75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4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2" calcext:value-type="float">
            <text:p>77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4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7" calcext:value-type="float">
            <text:p>78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4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7" calcext:value-type="float">
            <text:p>79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4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64" calcext:value-type="float">
            <text:p>80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4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19" calcext:value-type="float">
            <text:p>82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4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42" calcext:value-type="float">
            <text:p>85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4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15" calcext:value-type="float">
            <text:p>86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4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8" calcext:value-type="float">
            <text:p>86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4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02" calcext:value-type="float">
            <text:p>86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4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7" calcext:value-type="float">
            <text:p>82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4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5" calcext:value-type="float">
            <text:p>81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3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59" calcext:value-type="float">
            <text:p>78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3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64" calcext:value-type="float">
            <text:p>76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3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3" calcext:value-type="float">
            <text:p>75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3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8" calcext:value-type="float">
            <text:p>75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3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04" calcext:value-type="float">
            <text:p>74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3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49" calcext:value-type="float">
            <text:p>72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3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3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3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3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3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3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2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2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2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2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2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2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2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2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2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2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2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2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1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36" calcext:value-type="float">
            <text:p>71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1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1.74" calcext:value-type="float">
            <text:p>71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1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58" calcext:value-type="float">
            <text:p>72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1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54" calcext:value-type="float">
            <text:p>73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1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38" calcext:value-type="float">
            <text:p>74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1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66" calcext:value-type="float">
            <text:p>74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1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02" calcext:value-type="float">
            <text:p>75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1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05" calcext:value-type="float">
            <text:p>74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1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08" calcext:value-type="float">
            <text:p>73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1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52" calcext:value-type="float">
            <text:p>72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1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35" calcext:value-type="float">
            <text:p>72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1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73" calcext:value-type="float">
            <text:p>72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0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97" calcext:value-type="float">
            <text:p>73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0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86" calcext:value-type="float">
            <text:p>74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0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8" calcext:value-type="float">
            <text:p>76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0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" calcext:value-type="float">
            <text:p>77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0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86" calcext:value-type="float">
            <text:p>77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0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9" calcext:value-type="float">
            <text:p>79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0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2" calcext:value-type="float">
            <text:p>80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0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4" calcext:value-type="float">
            <text:p>80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0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74" calcext:value-type="float">
            <text:p>79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0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9" calcext:value-type="float">
            <text:p>76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0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71" calcext:value-type="float">
            <text:p>73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900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73" calcext:value-type="float">
            <text:p>72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9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42" calcext:value-type="float">
            <text:p>72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9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93" calcext:value-type="float">
            <text:p>72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9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92" calcext:value-type="float">
            <text:p>73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9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43" calcext:value-type="float">
            <text:p>74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9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2" calcext:value-type="float">
            <text:p>75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9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8" calcext:value-type="float">
            <text:p>76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9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9" calcext:value-type="float">
            <text:p>76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9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6" calcext:value-type="float">
            <text:p>76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9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8" calcext:value-type="float">
            <text:p>76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9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71" calcext:value-type="float">
            <text:p>74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9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92" calcext:value-type="float">
            <text:p>73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9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37" calcext:value-type="float">
            <text:p>72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8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22" calcext:value-type="float">
            <text:p>72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8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77" calcext:value-type="float">
            <text:p>72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8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88" calcext:value-type="float">
            <text:p>72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8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54" calcext:value-type="float">
            <text:p>73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8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51" calcext:value-type="float">
            <text:p>74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8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7" calcext:value-type="float">
            <text:p>75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8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7" calcext:value-type="float">
            <text:p>75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8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" calcext:value-type="float">
            <text:p>75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8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1" calcext:value-type="float">
            <text:p>75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8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8" calcext:value-type="float">
            <text:p>75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8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6" calcext:value-type="float">
            <text:p>75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8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1" calcext:value-type="float">
            <text:p>77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7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23" calcext:value-type="float">
            <text:p>79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7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8" calcext:value-type="float">
            <text:p>80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7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03" calcext:value-type="float">
            <text:p>8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7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86" calcext:value-type="float">
            <text:p>83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7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02" calcext:value-type="float">
            <text:p>85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7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77" calcext:value-type="float">
            <text:p>86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7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61" calcext:value-type="float">
            <text:p>87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7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82" calcext:value-type="float">
            <text:p>87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7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7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24" calcext:value-type="float">
            <text:p>86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7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6" calcext:value-type="float">
            <text:p>81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7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51" calcext:value-type="float">
            <text:p>80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6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2" calcext:value-type="float">
            <text:p>80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6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3" calcext:value-type="float">
            <text:p>79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6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6" calcext:value-type="float">
            <text:p>78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6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6" calcext:value-type="float">
            <text:p>78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6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9" calcext:value-type="float">
            <text:p>78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6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4" calcext:value-type="float">
            <text:p>79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6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1" calcext:value-type="float">
            <text:p>79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6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1" calcext:value-type="float">
            <text:p>79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6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68" calcext:value-type="float">
            <text:p>79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6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3" calcext:value-type="float">
            <text:p>79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6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4" calcext:value-type="float">
            <text:p>78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6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6" calcext:value-type="float">
            <text:p>77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5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" calcext:value-type="float">
            <text:p>76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5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11" calcext:value-type="float">
            <text:p>75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5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03" calcext:value-type="float">
            <text:p>75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5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98" calcext:value-type="float">
            <text:p>74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5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2" calcext:value-type="float">
            <text:p>75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5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3" calcext:value-type="float">
            <text:p>76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5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8" calcext:value-type="float">
            <text:p>76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5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4" calcext:value-type="float">
            <text:p>77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5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74" calcext:value-type="float">
            <text:p>76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5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5" calcext:value-type="float">
            <text:p>75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5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33" calcext:value-type="float">
            <text:p>74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5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96" calcext:value-type="float">
            <text:p>72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4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21" calcext:value-type="float">
            <text:p>72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4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66" calcext:value-type="float">
            <text:p>72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4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11" calcext:value-type="float">
            <text:p>73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4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4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81" calcext:value-type="float">
            <text:p>74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4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3" calcext:value-type="float">
            <text:p>75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4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08" calcext:value-type="float">
            <text:p>76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4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66" calcext:value-type="float">
            <text:p>76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4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69" calcext:value-type="float">
            <text:p>76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4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4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3" calcext:value-type="float">
            <text:p>75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4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1" calcext:value-type="float">
            <text:p>75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3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74" calcext:value-type="float">
            <text:p>75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3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6" calcext:value-type="float">
            <text:p>76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3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3" calcext:value-type="float">
            <text:p>78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3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3" calcext:value-type="float">
            <text:p>79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3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32" calcext:value-type="float">
            <text:p>81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3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83" calcext:value-type="float">
            <text:p>82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3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69" calcext:value-type="float">
            <text:p>84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3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11" calcext:value-type="float">
            <text:p>86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3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41" calcext:value-type="float">
            <text:p>87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3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97" calcext:value-type="float">
            <text:p>85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3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12" calcext:value-type="float">
            <text:p>83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3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8" calcext:value-type="float">
            <text:p>80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2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61" calcext:value-type="float">
            <text:p>78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2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3" calcext:value-type="float">
            <text:p>77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2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64" calcext:value-type="float">
            <text:p>77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2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8" calcext:value-type="float">
            <text:p>78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2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8" calcext:value-type="float">
            <text:p>79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2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12" calcext:value-type="float">
            <text:p>81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2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7" calcext:value-type="float">
            <text:p>82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2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75" calcext:value-type="float">
            <text:p>83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2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22" calcext:value-type="float">
            <text:p>84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2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08" calcext:value-type="float">
            <text:p>83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2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2" calcext:value-type="float">
            <text:p>81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2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41" calcext:value-type="float">
            <text:p>78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1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28" calcext:value-type="float">
            <text:p>75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1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16" calcext:value-type="float">
            <text:p>73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1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87" calcext:value-type="float">
            <text:p>72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1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2.96" calcext:value-type="float">
            <text:p>72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1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64" calcext:value-type="float">
            <text:p>73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1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41" calcext:value-type="float">
            <text:p>73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1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31" calcext:value-type="float">
            <text:p>73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1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61" calcext:value-type="float">
            <text:p>73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1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3.91" calcext:value-type="float">
            <text:p>73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1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04" calcext:value-type="float">
            <text:p>74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1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4.96" calcext:value-type="float">
            <text:p>74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1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32" calcext:value-type="float">
            <text:p>75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0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0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1" calcext:value-type="float">
            <text:p>76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0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2" calcext:value-type="float">
            <text:p>77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0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9" calcext:value-type="float">
            <text:p>78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0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1" calcext:value-type="float">
            <text:p>79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0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89" calcext:value-type="float">
            <text:p>79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0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03" calcext:value-type="float">
            <text:p>80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0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1" calcext:value-type="float">
            <text:p>80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0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21" calcext:value-type="float">
            <text:p>80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0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4" calcext:value-type="float">
            <text:p>79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0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42" calcext:value-type="float">
            <text:p>79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90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7" calcext:value-type="float">
            <text:p>78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9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78" calcext:value-type="float">
            <text:p>78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9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31" calcext:value-type="float">
            <text:p>79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9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6" calcext:value-type="float">
            <text:p>80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9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08" calcext:value-type="float">
            <text:p>81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9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9" calcext:value-type="float">
            <text:p>81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9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88" calcext:value-type="float">
            <text:p>81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9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9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94" calcext:value-type="float">
            <text:p>79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9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09" calcext:value-type="float">
            <text:p>79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9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13" calcext:value-type="float">
            <text:p>77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9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16" calcext:value-type="float">
            <text:p>76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9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58" calcext:value-type="float">
            <text:p>75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8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05" calcext:value-type="float">
            <text:p>75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8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44" calcext:value-type="float">
            <text:p>75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8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99" calcext:value-type="float">
            <text:p>75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8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63" calcext:value-type="float">
            <text:p>76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8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27" calcext:value-type="float">
            <text:p>77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8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55" calcext:value-type="float">
            <text:p>77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8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35" calcext:value-type="float">
            <text:p>77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8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8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6" calcext:value-type="float">
            <text:p>75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8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31" calcext:value-type="float">
            <text:p>75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8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5.64" calcext:value-type="float">
            <text:p>75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8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21" calcext:value-type="float">
            <text:p>76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7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09" calcext:value-type="float">
            <text:p>77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7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79" calcext:value-type="float">
            <text:p>77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7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86" calcext:value-type="float">
            <text:p>78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7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7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3" calcext:value-type="float">
            <text:p>80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7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93" calcext:value-type="float">
            <text:p>81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7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92" calcext:value-type="float">
            <text:p>82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7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89" calcext:value-type="float">
            <text:p>83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7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71" calcext:value-type="float">
            <text:p>84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7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38" calcext:value-type="float">
            <text:p>84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7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18" calcext:value-type="float">
            <text:p>82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7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51" calcext:value-type="float">
            <text:p>79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6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9.18" calcext:value-type="float">
            <text:p>79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6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5" calcext:value-type="float">
            <text:p>80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6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27" calcext:value-type="float">
            <text:p>8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6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08" calcext:value-type="float">
            <text:p>83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6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33" calcext:value-type="float">
            <text:p>84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6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74" calcext:value-type="float">
            <text:p>84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6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29" calcext:value-type="float">
            <text:p>8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6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45" calcext:value-type="float">
            <text:p>83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6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6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34" calcext:value-type="float">
            <text:p>82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6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14" calcext:value-type="float">
            <text:p>80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6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34" calcext:value-type="float">
            <text:p>78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5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9" calcext:value-type="float">
            <text:p>76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5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44" calcext:value-type="float">
            <text:p>76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5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6.83" calcext:value-type="float">
            <text:p>76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5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9" calcext:value-type="float">
            <text:p>77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5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91" calcext:value-type="float">
            <text:p>77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5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4" calcext:value-type="float">
            <text:p>78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5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25" calcext:value-type="float">
            <text:p>78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5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05" calcext:value-type="float">
            <text:p>78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5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61" calcext:value-type="float">
            <text:p>77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5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1" calcext:value-type="float">
            <text:p>77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5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7.47" calcext:value-type="float">
            <text:p>77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5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19" calcext:value-type="float">
            <text:p>78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4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78.99" calcext:value-type="float">
            <text:p>78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4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34" calcext:value-type="float">
            <text:p>80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4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0.76" calcext:value-type="float">
            <text:p>80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4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1.68" calcext:value-type="float">
            <text:p>81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4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2.85" calcext:value-type="float">
            <text:p>82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4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4.44" calcext:value-type="float">
            <text:p>84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4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51" calcext:value-type="float">
            <text:p>85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4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69" calcext:value-type="float">
            <text:p>86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4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66" calcext:value-type="float">
            <text:p>87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4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88" calcext:value-type="float">
            <text:p>87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4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7.46" calcext:value-type="float">
            <text:p>87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4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82" calcext:value-type="float">
            <text:p>86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3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2" calcext:value-type="float">
            <text:p>8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3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5.98" calcext:value-type="float">
            <text:p>85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3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6.91" calcext:value-type="float">
            <text:p>86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3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8.41" calcext:value-type="float">
            <text:p>88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3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89.98" calcext:value-type="float">
            <text:p>89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3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1.3" calcext:value-type="float">
            <text:p>91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3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2.82" calcext:value-type="float">
            <text:p>92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3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3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5.65" calcext:value-type="float">
            <text:p>95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3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5.86" calcext:value-type="float">
            <text:p>95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33/4</text:p>
          </table:table-cell>
          <table:table-cell office:value-type="string" calcext:value-type="string">
            <text:p>Therfield Rectory</text:p>
          </table:table-cell>
          <table:table-cell office:value-type="string" calcext:value-type="string">
            <text:p>1883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91.14" calcext:value-type="float">
            <text:p>91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3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164" meta:object-count="0"/>
    <meta:user-defined meta:name="AppVersion">3.0</meta:user-defined>
  </office:meta>
</office:document-meta>
</file>